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5.803cm" style:rel-column-width="3290*"/>
    </style:style>
    <style:style style:name="Table2.B" style:family="table-column">
      <style:table-column-properties style:column-width="2.805cm" style:rel-column-width="1590*"/>
    </style:style>
    <style:style style:name="Table2.C" style:family="table-column">
      <style:table-column-properties style:column-width="2.699cm" style:rel-column-width="1530*"/>
    </style:style>
    <style:style style:name="Table2.D" style:family="table-column">
      <style:table-column-properties style:column-width="2.593cm" style:rel-column-width="1470*"/>
    </style:style>
    <style:style style:name="Table2.E" style:family="table-column">
      <style:table-column-properties style:column-width="3.101cm" style:rel-column-width="175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5.803cm" style:rel-column-width="3290*"/>
    </style:style>
    <style:style style:name="Table4.B" style:family="table-column">
      <style:table-column-properties style:column-width="2.805cm" style:rel-column-width="1590*"/>
    </style:style>
    <style:style style:name="Table4.C" style:family="table-column">
      <style:table-column-properties style:column-width="2.699cm" style:rel-column-width="1530*"/>
    </style:style>
    <style:style style:name="Table4.D" style:family="table-column">
      <style:table-column-properties style:column-width="2.593cm" style:rel-column-width="1470*"/>
    </style:style>
    <style:style style:name="Table4.E" style:family="table-column">
      <style:table-column-properties style:column-width="3.101cm" style:rel-column-width="1758*"/>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803cm" style:rel-column-width="3290*"/>
    </style:style>
    <style:style style:name="Table5.B" style:family="table-column">
      <style:table-column-properties style:column-width="2.805cm" style:rel-column-width="1590*"/>
    </style:style>
    <style:style style:name="Table5.C" style:family="table-column">
      <style:table-column-properties style:column-width="2.699cm" style:rel-column-width="1530*"/>
    </style:style>
    <style:style style:name="Table5.D" style:family="table-column">
      <style:table-column-properties style:column-width="2.593cm" style:rel-column-width="1470*"/>
    </style:style>
    <style:style style:name="Table5.E" style:family="table-column">
      <style:table-column-properties style:column-width="3.101cm" style:rel-column-width="1758*"/>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803cm" style:rel-column-width="3290*"/>
    </style:style>
    <style:style style:name="Table6.B" style:family="table-column">
      <style:table-column-properties style:column-width="2.805cm" style:rel-column-width="1590*"/>
    </style:style>
    <style:style style:name="Table6.C" style:family="table-column">
      <style:table-column-properties style:column-width="2.699cm" style:rel-column-width="1530*"/>
    </style:style>
    <style:style style:name="Table6.D" style:family="table-column">
      <style:table-column-properties style:column-width="2.593cm" style:rel-column-width="1470*"/>
    </style:style>
    <style:style style:name="Table6.E" style:family="table-column">
      <style:table-column-properties style:column-width="3.101cm" style:rel-column-width="1758*"/>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5.2cm" table:align="center"/>
    </style:style>
    <style:style style:name="Table8.A" style:family="table-column">
      <style:table-column-properties style:column-width="2.695cm"/>
    </style:style>
    <style:style style:name="Table8.B" style:family="table-column">
      <style:table-column-properties style:column-width="2.50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803cm" style:rel-column-width="3290*"/>
    </style:style>
    <style:style style:name="Table9.B" style:family="table-column">
      <style:table-column-properties style:column-width="2.805cm" style:rel-column-width="1590*"/>
    </style:style>
    <style:style style:name="Table9.C" style:family="table-column">
      <style:table-column-properties style:column-width="2.699cm" style:rel-column-width="1530*"/>
    </style:style>
    <style:style style:name="Table9.D" style:family="table-column">
      <style:table-column-properties style:column-width="2.593cm" style:rel-column-width="1470*"/>
    </style:style>
    <style:style style:name="Table9.E" style:family="table-column">
      <style:table-column-properties style:column-width="3.101cm" style:rel-column-width="1758*"/>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table-properties style:width="17.092cm" fo:margin-left="0cm" table:align="left"/>
    </style:style>
    <style:style style:name="Table10.A" style:family="table-column">
      <style:table-column-properties style:column-width="1.393cm"/>
    </style:style>
    <style:style style:name="Table10.B" style:family="table-column">
      <style:table-column-properties style:column-width="2.611cm"/>
    </style:style>
    <style:style style:name="Table10.C" style:family="table-column">
      <style:table-column-properties style:column-width="2.699cm"/>
    </style:style>
    <style:style style:name="Table10.E" style:family="table-column">
      <style:table-column-properties style:column-width="1.499cm"/>
    </style:style>
    <style:style style:name="Table10.F" style:family="table-column">
      <style:table-column-properties style:column-width="1.605cm"/>
    </style:style>
    <style:style style:name="Table10.G" style:family="table-column">
      <style:table-column-properties style:column-width="4.586cm"/>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cm" fo:break-before="page" table:align="margins"/>
    </style:style>
    <style:style style:name="Table11.A" style:family="table-column">
      <style:table-column-properties style:column-width="1.605cm" style:rel-column-width="910*"/>
    </style:style>
    <style:style style:name="Table11.B" style:family="table-column">
      <style:table-column-properties style:column-width="3.986cm" style:rel-column-width="2260*"/>
    </style:style>
    <style:style style:name="Table11.C" style:family="table-column">
      <style:table-column-properties style:column-width="4.607cm" style:rel-column-width="2612*"/>
    </style:style>
    <style:style style:name="Table11.D" style:family="table-column">
      <style:table-column-properties style:column-width="2.995cm" style:rel-column-width="1698*"/>
    </style:style>
    <style:style style:name="Table11.E" style:family="table-column">
      <style:table-column-properties style:column-width="3.806cm" style:rel-column-width="2158*"/>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803cm" style:rel-column-width="3290*"/>
    </style:style>
    <style:style style:name="Table12.B" style:family="table-column">
      <style:table-column-properties style:column-width="2.805cm" style:rel-column-width="1590*"/>
    </style:style>
    <style:style style:name="Table12.C" style:family="table-column">
      <style:table-column-properties style:column-width="2.699cm" style:rel-column-width="1530*"/>
    </style:style>
    <style:style style:name="Table12.D" style:family="table-column">
      <style:table-column-properties style:column-width="2.593cm" style:rel-column-width="1470*"/>
    </style:style>
    <style:style style:name="Table12.E" style:family="table-column">
      <style:table-column-properties style:column-width="3.101cm" style:rel-column-width="1758*"/>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7.092cm" fo:margin-left="0cm" table:align="left"/>
    </style:style>
    <style:style style:name="Table13.A" style:family="table-column">
      <style:table-column-properties style:column-width="1.393cm"/>
    </style:style>
    <style:style style:name="Table13.B" style:family="table-column">
      <style:table-column-properties style:column-width="2.611cm"/>
    </style:style>
    <style:style style:name="Table13.C" style:family="table-column">
      <style:table-column-properties style:column-width="2.699cm"/>
    </style:style>
    <style:style style:name="Table13.E" style:family="table-column">
      <style:table-column-properties style:column-width="1.499cm"/>
    </style:style>
    <style:style style:name="Table13.F" style:family="table-column">
      <style:table-column-properties style:column-width="1.605cm"/>
    </style:style>
    <style:style style:name="Table13.G" style:family="table-column">
      <style:table-column-properties style:column-width="4.586cm"/>
    </style:style>
    <style:style style:name="Table13.A1" style:family="table-cell">
      <style:table-cell-properties fo:padding="0.097cm" fo:border-left="0.05pt solid #000000" fo:border-right="none" fo:border-top="0.05pt solid #000000" fo:border-bottom="0.05pt solid #000000"/>
    </style:style>
    <style:style style:name="Table13.G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bee29"/>
    </style:style>
    <style:style style:name="P2" style:family="paragraph" style:parent-style-name="Standard">
      <style:text-properties officeooo:rsid="000bee29" officeooo:paragraph-rsid="000bee29"/>
    </style:style>
    <style:style style:name="P3" style:family="paragraph" style:parent-style-name="Standard">
      <style:paragraph-properties fo:text-align="justify" style:justify-single-word="false"/>
      <style:text-properties officeooo:rsid="000bee29" officeooo:paragraph-rsid="000bee29"/>
    </style:style>
    <style:style style:name="P4" style:family="paragraph" style:parent-style-name="Standard">
      <style:paragraph-properties fo:text-align="justify" style:justify-single-word="false"/>
      <style:text-properties fo:language="el" fo:country="GR" officeooo:rsid="000bee29" officeooo:paragraph-rsid="000bee29"/>
    </style:style>
    <style:style style:name="P5" style:family="paragraph" style:parent-style-name="Standard">
      <style:text-properties fo:language="el" fo:country="GR" officeooo:rsid="000d7630" officeooo:paragraph-rsid="000d7630"/>
    </style:style>
    <style:style style:name="P6" style:family="paragraph" style:parent-style-name="Standard">
      <style:paragraph-properties fo:text-align="justify" style:justify-single-word="false"/>
      <style:text-properties fo:language="el" fo:country="GR" officeooo:rsid="000d7630" officeooo:paragraph-rsid="000d7630"/>
    </style:style>
    <style:style style:name="P7" style:family="paragraph" style:parent-style-name="Standard">
      <style:paragraph-properties fo:text-align="justify" style:justify-single-word="false"/>
      <style:text-properties fo:language="el" fo:country="GR" officeooo:rsid="000f04e3" officeooo:paragraph-rsid="000f04e3"/>
    </style:style>
    <style:style style:name="P8" style:family="paragraph" style:parent-style-name="Standard">
      <style:paragraph-properties fo:text-align="center" style:justify-single-word="false"/>
      <style:text-properties fo:language="el" fo:country="GR" officeooo:rsid="000f04e3" officeooo:paragraph-rsid="000f04e3"/>
    </style:style>
    <style:style style:name="P9" style:family="paragraph" style:parent-style-name="Standard">
      <style:paragraph-properties fo:text-align="justify" style:justify-single-word="false"/>
      <style:text-properties fo:language="el" fo:country="GR" officeooo:rsid="0016e7e7" officeooo:paragraph-rsid="0016e7e7"/>
    </style:style>
    <style:style style:name="P10" style:family="paragraph" style:parent-style-name="Standard">
      <style:paragraph-properties fo:text-align="justify" style:justify-single-word="false"/>
      <style:text-properties fo:language="el" fo:country="GR" officeooo:rsid="0017e292" officeooo:paragraph-rsid="0017e292"/>
    </style:style>
    <style:style style:name="P11" style:family="paragraph" style:parent-style-name="Standard">
      <style:paragraph-properties fo:text-align="justify" style:justify-single-word="false"/>
      <style:text-properties fo:language="el" fo:country="GR" fo:font-weight="bold" officeooo:rsid="0017e292" officeooo:paragraph-rsid="0017e292" style:font-weight-asian="bold" style:font-weight-complex="bold"/>
    </style:style>
    <style:style style:name="P12" style:family="paragraph" style:parent-style-name="Standard">
      <style:paragraph-properties fo:text-align="justify" style:justify-single-word="false"/>
      <style:text-properties fo:language="el" fo:country="GR" officeooo:rsid="00192934" officeooo:paragraph-rsid="00192934"/>
    </style:style>
    <style:style style:name="P13" style:family="paragraph" style:parent-style-name="Standard">
      <style:text-properties officeooo:paragraph-rsid="00149054"/>
    </style:style>
    <style:style style:name="P14" style:family="paragraph" style:parent-style-name="Standard">
      <style:text-properties officeooo:rsid="0014deb3" officeooo:paragraph-rsid="0014deb3"/>
    </style:style>
    <style:style style:name="P15" style:family="paragraph" style:parent-style-name="Standard">
      <style:text-properties officeooo:paragraph-rsid="001ac9cb"/>
    </style:style>
    <style:style style:name="P16" style:family="paragraph" style:parent-style-name="Standard">
      <style:text-properties officeooo:paragraph-rsid="001bb3ff"/>
    </style:style>
    <style:style style:name="P17" style:family="paragraph" style:parent-style-name="Standard">
      <style:text-properties officeooo:rsid="001bb3ff" officeooo:paragraph-rsid="001bb3ff"/>
    </style:style>
    <style:style style:name="P18" style:family="paragraph" style:parent-style-name="Standard">
      <style:paragraph-properties fo:text-align="justify" style:justify-single-word="false"/>
      <style:text-properties officeooo:rsid="001bb3ff" officeooo:paragraph-rsid="001bb3ff"/>
    </style:style>
    <style:style style:name="P19" style:family="paragraph" style:parent-style-name="Standard">
      <style:text-properties fo:font-weight="normal" officeooo:rsid="001d6584" officeooo:paragraph-rsid="001d6584" style:font-weight-asian="normal" style:font-weight-complex="normal"/>
    </style:style>
    <style:style style:name="P20" style:family="paragraph" style:parent-style-name="Standard">
      <style:paragraph-properties fo:text-align="justify" style:justify-single-word="false"/>
      <style:text-properties fo:font-weight="normal" officeooo:rsid="001d6584" officeooo:paragraph-rsid="001d6584" style:font-weight-asian="normal" style:font-weight-complex="normal"/>
    </style:style>
    <style:style style:name="P21" style:family="paragraph" style:parent-style-name="Standard">
      <style:paragraph-properties fo:text-align="center" style:justify-single-word="false"/>
      <style:text-properties fo:font-weight="normal" officeooo:rsid="001d6584" officeooo:paragraph-rsid="001d6584" style:font-weight-asian="normal" style:font-weight-complex="normal"/>
    </style:style>
    <style:style style:name="P22" style:family="paragraph" style:parent-style-name="Standard">
      <style:paragraph-properties fo:text-align="justify" style:justify-single-word="false"/>
      <style:text-properties fo:font-weight="normal" officeooo:rsid="001e697e" officeooo:paragraph-rsid="001e697e" style:font-weight-asian="normal" style:font-weight-complex="normal"/>
    </style:style>
    <style:style style:name="P23" style:family="paragraph" style:parent-style-name="Table_20_Contents">
      <style:text-properties fo:language="en" fo:country="US" officeooo:rsid="0008b6d8" officeooo:paragraph-rsid="0008b6d8"/>
    </style:style>
    <style:style style:name="P24" style:family="paragraph" style:parent-style-name="Table_20_Contents">
      <style:text-properties fo:language="en" fo:country="US" officeooo:rsid="0008b6d8" officeooo:paragraph-rsid="000bee29"/>
    </style:style>
    <style:style style:name="P25" style:family="paragraph" style:parent-style-name="Table_20_Contents">
      <style:text-properties fo:language="en" fo:country="US" officeooo:rsid="0008b6d8" officeooo:paragraph-rsid="00149054"/>
    </style:style>
    <style:style style:name="P26" style:family="paragraph" style:parent-style-name="Table_20_Contents">
      <style:text-properties fo:language="en" fo:country="US" officeooo:rsid="0008b6d8" officeooo:paragraph-rsid="001ac9cb"/>
    </style:style>
    <style:style style:name="P27" style:family="paragraph" style:parent-style-name="Table_20_Contents">
      <style:paragraph-properties fo:text-align="center" style:justify-single-word="false"/>
      <style:text-properties fo:language="en" fo:country="US" fo:font-weight="bold" officeooo:rsid="00192934" officeooo:paragraph-rsid="00192934" style:font-weight-asian="bold" style:font-weight-complex="bold"/>
    </style:style>
    <style:style style:name="P28" style:family="paragraph" style:parent-style-name="Table_20_Contents">
      <style:paragraph-properties fo:text-align="center" style:justify-single-word="false"/>
      <style:text-properties fo:language="en" fo:country="US" fo:font-weight="normal" officeooo:rsid="00149054" officeooo:paragraph-rsid="00149054" style:font-weight-asian="normal" style:font-weight-complex="normal"/>
    </style:style>
    <style:style style:name="P29" style:family="paragraph" style:parent-style-name="Table_20_Contents">
      <style:paragraph-properties fo:text-align="justify" style:justify-single-word="false"/>
      <style:text-properties fo:language="el" fo:country="GR" officeooo:rsid="000742a0" officeooo:paragraph-rsid="000742a0"/>
    </style:style>
    <style:style style:name="P30" style:family="paragraph" style:parent-style-name="Table_20_Contents">
      <style:text-properties fo:language="el" fo:country="GR" officeooo:rsid="0008b6d8" officeooo:paragraph-rsid="0008b6d8"/>
    </style:style>
    <style:style style:name="P31" style:family="paragraph" style:parent-style-name="Table_20_Contents">
      <style:text-properties fo:language="el" fo:country="GR" officeooo:rsid="0008b6d8" officeooo:paragraph-rsid="000bee29"/>
    </style:style>
    <style:style style:name="P32" style:family="paragraph" style:parent-style-name="Table_20_Contents">
      <style:text-properties fo:language="el" fo:country="GR" officeooo:rsid="0008b6d8" officeooo:paragraph-rsid="000d7630"/>
    </style:style>
    <style:style style:name="P33" style:family="paragraph" style:parent-style-name="Table_20_Contents">
      <style:text-properties fo:language="el" fo:country="GR" officeooo:rsid="0008b6d8" officeooo:paragraph-rsid="00149054"/>
    </style:style>
    <style:style style:name="P34" style:family="paragraph" style:parent-style-name="Table_20_Contents">
      <style:text-properties fo:language="el" fo:country="GR" officeooo:rsid="0008b6d8" officeooo:paragraph-rsid="001ac9cb"/>
    </style:style>
    <style:style style:name="P35" style:family="paragraph" style:parent-style-name="Table_20_Contents">
      <style:text-properties fo:language="el" fo:country="GR" officeooo:rsid="000a11cd" officeooo:paragraph-rsid="000a11cd"/>
    </style:style>
    <style:style style:name="P36" style:family="paragraph" style:parent-style-name="Table_20_Contents">
      <style:text-properties fo:language="el" fo:country="GR" officeooo:rsid="000a11cd" officeooo:paragraph-rsid="000bee29"/>
    </style:style>
    <style:style style:name="P37" style:family="paragraph" style:parent-style-name="Table_20_Contents">
      <style:paragraph-properties fo:text-align="center" style:justify-single-word="false"/>
      <style:text-properties fo:language="el" fo:country="GR" fo:font-weight="bold" officeooo:rsid="00149054" officeooo:paragraph-rsid="00149054" style:font-weight-asian="bold" style:font-weight-complex="bold"/>
    </style:style>
    <style:style style:name="P38" style:family="paragraph" style:parent-style-name="Table_20_Contents">
      <style:text-properties fo:language="el" fo:country="GR" officeooo:rsid="000bee29" officeooo:paragraph-rsid="000bee29"/>
    </style:style>
    <style:style style:name="P39" style:family="paragraph" style:parent-style-name="Table_20_Contents">
      <style:text-properties fo:language="el" fo:country="GR" officeooo:rsid="000d7630" officeooo:paragraph-rsid="000d7630"/>
    </style:style>
    <style:style style:name="P40" style:family="paragraph" style:parent-style-name="Table_20_Contents">
      <style:text-properties fo:language="el" fo:country="GR" officeooo:rsid="00149054" officeooo:paragraph-rsid="00149054"/>
    </style:style>
    <style:style style:name="P41" style:family="paragraph" style:parent-style-name="Table_20_Contents">
      <style:text-properties fo:language="el" fo:country="GR" officeooo:rsid="00149054" officeooo:paragraph-rsid="001ac9cb"/>
    </style:style>
    <style:style style:name="P42" style:family="paragraph" style:parent-style-name="Table_20_Contents">
      <style:paragraph-properties fo:text-align="center" style:justify-single-word="false"/>
      <style:text-properties fo:language="el" fo:country="GR" officeooo:rsid="00192934" officeooo:paragraph-rsid="00192934"/>
    </style:style>
    <style:style style:name="P43" style:family="paragraph" style:parent-style-name="Table_20_Contents">
      <style:paragraph-properties fo:text-align="center" style:justify-single-word="false"/>
      <style:text-properties style:font-name="Liberation Mono" officeooo:rsid="0008b6d8" officeooo:paragraph-rsid="0008b6d8"/>
    </style:style>
    <style:style style:name="P44" style:family="paragraph" style:parent-style-name="Table_20_Contents">
      <style:paragraph-properties fo:text-align="center" style:justify-single-word="false"/>
      <style:text-properties style:font-name="Liberation Mono" officeooo:rsid="0008b6d8" officeooo:paragraph-rsid="000bee29"/>
    </style:style>
    <style:style style:name="P45" style:family="paragraph" style:parent-style-name="Table_20_Contents">
      <style:paragraph-properties fo:text-align="center" style:justify-single-word="false"/>
      <style:text-properties style:font-name="Liberation Mono" officeooo:rsid="0008b6d8" officeooo:paragraph-rsid="000d7630"/>
    </style:style>
    <style:style style:name="P46" style:family="paragraph" style:parent-style-name="Table_20_Contents">
      <style:paragraph-properties fo:text-align="center" style:justify-single-word="false"/>
      <style:text-properties style:font-name="Liberation Mono" officeooo:rsid="0008b6d8" officeooo:paragraph-rsid="00149054"/>
    </style:style>
    <style:style style:name="P47" style:family="paragraph" style:parent-style-name="Table_20_Contents">
      <style:paragraph-properties fo:text-align="center" style:justify-single-word="false"/>
      <style:text-properties style:font-name="Liberation Mono" officeooo:rsid="0008b6d8" officeooo:paragraph-rsid="001ac9cb"/>
    </style:style>
    <style:style style:name="P48" style:family="paragraph" style:parent-style-name="Table_20_Contents">
      <style:paragraph-properties fo:text-align="center" style:justify-single-word="false"/>
      <style:text-properties style:font-name="Liberation Mono" officeooo:rsid="0008b6d8" officeooo:paragraph-rsid="001bb3ff"/>
    </style:style>
    <style:style style:name="P49" style:family="paragraph" style:parent-style-name="Table_20_Contents">
      <style:paragraph-properties fo:text-align="center" style:justify-single-word="false"/>
      <style:text-properties style:font-name="Liberation Mono" officeooo:rsid="000a11cd" officeooo:paragraph-rsid="000a11cd"/>
    </style:style>
    <style:style style:name="P50" style:family="paragraph" style:parent-style-name="Table_20_Contents">
      <style:paragraph-properties fo:text-align="center" style:justify-single-word="false"/>
      <style:text-properties style:font-name="Liberation Mono" officeooo:rsid="000a11cd" officeooo:paragraph-rsid="000bee29"/>
    </style:style>
    <style:style style:name="P51" style:family="paragraph" style:parent-style-name="Table_20_Contents">
      <style:paragraph-properties fo:text-align="center" style:justify-single-word="false"/>
      <style:text-properties style:font-name="Liberation Mono" officeooo:rsid="000bee29" officeooo:paragraph-rsid="000bee29"/>
    </style:style>
    <style:style style:name="P52" style:family="paragraph" style:parent-style-name="Table_20_Contents">
      <style:paragraph-properties fo:text-align="center" style:justify-single-word="false"/>
      <style:text-properties style:font-name="Liberation Mono" officeooo:rsid="000c3840" officeooo:paragraph-rsid="000c3840"/>
    </style:style>
    <style:style style:name="P53" style:family="paragraph" style:parent-style-name="Table_20_Contents">
      <style:paragraph-properties fo:text-align="center" style:justify-single-word="false"/>
      <style:text-properties style:font-name="Liberation Mono" officeooo:rsid="000c3840" officeooo:paragraph-rsid="00149054"/>
    </style:style>
    <style:style style:name="P54" style:family="paragraph" style:parent-style-name="Table_20_Contents">
      <style:paragraph-properties fo:text-align="center" style:justify-single-word="false"/>
      <style:text-properties style:font-name="Liberation Mono" officeooo:rsid="000c3840" officeooo:paragraph-rsid="001ac9cb"/>
    </style:style>
    <style:style style:name="P55" style:family="paragraph" style:parent-style-name="Table_20_Contents">
      <style:paragraph-properties fo:text-align="center" style:justify-single-word="false"/>
      <style:text-properties style:font-name="Liberation Mono" officeooo:rsid="000d7630" officeooo:paragraph-rsid="000d7630"/>
    </style:style>
    <style:style style:name="P56" style:family="paragraph" style:parent-style-name="Table_20_Contents">
      <style:paragraph-properties fo:text-align="center" style:justify-single-word="false"/>
      <style:text-properties style:font-name="Liberation Mono" officeooo:rsid="00149054" officeooo:paragraph-rsid="00149054"/>
    </style:style>
    <style:style style:name="P57" style:family="paragraph" style:parent-style-name="Table_20_Contents">
      <style:paragraph-properties fo:text-align="center" style:justify-single-word="false"/>
      <style:text-properties style:font-name="Liberation Mono" officeooo:rsid="00149054" officeooo:paragraph-rsid="001ac9cb"/>
    </style:style>
    <style:style style:name="P58" style:family="paragraph" style:parent-style-name="Table_20_Contents">
      <style:paragraph-properties fo:text-align="center" style:justify-single-word="false"/>
      <style:text-properties style:font-name="Liberation Mono" officeooo:rsid="0014deb3" officeooo:paragraph-rsid="0014deb3"/>
    </style:style>
    <style:style style:name="P59" style:family="paragraph" style:parent-style-name="Table_20_Contents">
      <style:paragraph-properties fo:text-align="center" style:justify-single-word="false"/>
      <style:text-properties style:font-name="Liberation Mono" officeooo:rsid="0014deb3" officeooo:paragraph-rsid="001bb3ff"/>
    </style:style>
    <style:style style:name="P60" style:family="paragraph" style:parent-style-name="Table_20_Contents">
      <style:paragraph-properties fo:text-align="center" style:justify-single-word="false"/>
      <style:text-properties style:font-name="Liberation Mono" fo:language="en" fo:country="US" officeooo:rsid="0015a299" officeooo:paragraph-rsid="0015a299"/>
    </style:style>
    <style:style style:name="P61" style:family="paragraph" style:parent-style-name="Table_20_Contents">
      <style:paragraph-properties fo:text-align="center" style:justify-single-word="false"/>
      <style:text-properties style:font-name="Liberation Mono" fo:language="en" fo:country="US" officeooo:rsid="0015a299" officeooo:paragraph-rsid="001bb3ff"/>
    </style:style>
    <style:style style:name="P62" style:family="paragraph" style:parent-style-name="Table_20_Contents">
      <style:paragraph-properties fo:text-align="center" style:justify-single-word="false"/>
      <style:text-properties style:font-name="Liberation Mono" officeooo:rsid="001bb3ff" officeooo:paragraph-rsid="001bb3ff"/>
    </style:style>
    <style:style style:name="P63" style:family="paragraph" style:parent-style-name="Table_20_Contents">
      <style:paragraph-properties fo:text-align="justify" style:justify-single-word="false"/>
      <style:text-properties fo:font-weight="bold" officeooo:rsid="000a11cd" officeooo:paragraph-rsid="000a11cd" style:font-weight-asian="bold" style:font-weight-complex="bold"/>
    </style:style>
    <style:style style:name="P64" style:family="paragraph" style:parent-style-name="Table_20_Contents">
      <style:paragraph-properties fo:text-align="justify" style:justify-single-word="false"/>
      <style:text-properties fo:font-weight="bold" officeooo:rsid="0011b19c" officeooo:paragraph-rsid="0011b19c" style:font-weight-asian="bold" style:font-weight-complex="bold"/>
    </style:style>
    <style:style style:name="P65" style:family="paragraph" style:parent-style-name="Table_20_Contents">
      <style:paragraph-properties fo:text-align="center" style:justify-single-word="false"/>
      <style:text-properties fo:font-weight="bold" officeooo:rsid="00149054" officeooo:paragraph-rsid="00149054" style:font-weight-asian="bold" style:font-weight-complex="bold"/>
    </style:style>
    <style:style style:name="P66" style:family="paragraph" style:parent-style-name="Table_20_Contents">
      <style:paragraph-properties fo:text-align="center" style:justify-single-word="false"/>
      <style:text-properties fo:font-weight="bold" officeooo:rsid="0014deb3" officeooo:paragraph-rsid="0014deb3" style:font-weight-asian="bold" style:font-weight-complex="bold"/>
    </style:style>
    <style:style style:name="P67" style:family="paragraph" style:parent-style-name="Table_20_Contents">
      <style:paragraph-properties fo:text-align="center" style:justify-single-word="false"/>
      <style:text-properties fo:font-weight="bold" officeooo:rsid="0014deb3" officeooo:paragraph-rsid="001bb3ff" style:font-weight-asian="bold" style:font-weight-complex="bold"/>
    </style:style>
    <style:style style:name="P68" style:family="paragraph" style:parent-style-name="Table_20_Contents">
      <style:paragraph-properties fo:text-align="center" style:justify-single-word="false"/>
      <style:text-properties fo:font-weight="bold" officeooo:rsid="00192934" officeooo:paragraph-rsid="00192934" style:font-weight-asian="bold" style:font-weight-complex="bold"/>
    </style:style>
    <style:style style:name="P69" style:family="paragraph" style:parent-style-name="Table_20_Contents">
      <style:paragraph-properties fo:text-align="center" style:justify-single-word="false"/>
      <style:text-properties fo:color="#0000cc" style:font-name="Liberation Mono" officeooo:rsid="000bee29" officeooo:paragraph-rsid="000bee29"/>
    </style:style>
    <style:style style:name="P70" style:family="paragraph" style:parent-style-name="Table_20_Contents">
      <style:paragraph-properties fo:text-align="center" style:justify-single-word="false"/>
      <style:text-properties fo:color="#ff3333" style:font-name="Liberation Mono" officeooo:rsid="0008b6d8" officeooo:paragraph-rsid="000bee29"/>
    </style:style>
    <style:style style:name="P71" style:family="paragraph" style:parent-style-name="Table_20_Contents">
      <style:paragraph-properties fo:text-align="center" style:justify-single-word="false"/>
      <style:text-properties officeooo:rsid="00192934" officeooo:paragraph-rsid="00192934"/>
    </style:style>
    <style:style style:name="P72" style:family="paragraph" style:parent-style-name="Table_20_Contents">
      <style:paragraph-properties fo:text-align="center" style:justify-single-word="false" style:vertical-align="bottom" style:writing-mode="page"/>
      <style:text-properties style:font-name="Liberation Mono" officeooo:rsid="0014deb3" officeooo:paragraph-rsid="0014deb3"/>
    </style:style>
    <style:style style:name="P73" style:family="paragraph" style:parent-style-name="Table_20_Contents">
      <style:paragraph-properties fo:text-align="center" style:justify-single-word="false" style:vertical-align="bottom" style:writing-mode="page"/>
      <style:text-properties style:font-name="Liberation Mono" officeooo:rsid="0014deb3" officeooo:paragraph-rsid="001bb3ff"/>
    </style:style>
    <style:style style:name="P74" style:family="paragraph" style:parent-style-name="Table_20_Contents">
      <style:paragraph-properties fo:text-align="center" style:justify-single-word="false" style:vertical-align="bottom" style:writing-mode="page"/>
      <style:text-properties style:font-name="Liberation Mono" fo:language="en" fo:country="US" officeooo:rsid="0014deb3" officeooo:paragraph-rsid="0014deb3"/>
    </style:style>
    <style:style style:name="P75" style:family="paragraph" style:parent-style-name="Table_20_Contents">
      <style:paragraph-properties fo:text-align="center" style:justify-single-word="false" style:vertical-align="bottom" style:writing-mode="page"/>
      <style:text-properties style:font-name="Liberation Mono" fo:language="en" fo:country="US" officeooo:rsid="0014deb3" officeooo:paragraph-rsid="001bb3ff"/>
    </style:style>
    <style:style style:name="P76" style:family="paragraph" style:parent-style-name="Table_20_Contents">
      <style:paragraph-properties fo:text-align="center" style:justify-single-word="false" style:vertical-align="bottom" style:writing-mode="page"/>
      <style:text-properties style:font-name="Liberation Mono" fo:language="en" fo:country="US" officeooo:rsid="0016e7e7" officeooo:paragraph-rsid="0016e7e7"/>
    </style:style>
    <style:style style:name="P77" style:family="paragraph" style:parent-style-name="Table_20_Contents">
      <style:paragraph-properties fo:text-align="center" style:justify-single-word="false" style:vertical-align="bottom" style:writing-mode="page"/>
      <style:text-properties style:font-name="Liberation Mono" fo:language="en" fo:country="US" officeooo:rsid="0016e7e7" officeooo:paragraph-rsid="001bb3ff"/>
    </style:style>
    <style:style style:name="P78" style:family="paragraph" style:parent-style-name="Table_20_Contents">
      <style:paragraph-properties fo:text-align="center" style:justify-single-word="false" style:vertical-align="bottom" style:writing-mode="page"/>
      <style:text-properties style:font-name="Liberation Mono" fo:language="el" fo:country="GR" officeooo:rsid="001bb3ff" officeooo:paragraph-rsid="001bb3ff"/>
    </style:style>
    <style:style style:name="P79" style:family="paragraph" style:parent-style-name="Footer">
      <style:paragraph-properties fo:text-align="center" style:justify-single-word="false"/>
    </style:style>
    <style:style style:name="P80" style:family="paragraph" style:parent-style-name="Text_20_body">
      <style:text-properties officeooo:rsid="000742a0" officeooo:paragraph-rsid="000742a0"/>
    </style:style>
    <style:style style:name="P81" style:family="paragraph" style:parent-style-name="Text_20_body">
      <style:paragraph-properties fo:text-align="justify" style:justify-single-word="false"/>
      <style:text-properties officeooo:rsid="000742a0" officeooo:paragraph-rsid="000742a0"/>
    </style:style>
    <style:style style:name="P82" style:family="paragraph" style:parent-style-name="Text_20_body" style:list-style-name="L1">
      <style:paragraph-properties fo:text-align="justify" style:justify-single-word="false"/>
      <style:text-properties officeooo:rsid="000742a0" officeooo:paragraph-rsid="000742a0"/>
    </style:style>
    <style:style style:name="P83" style:family="paragraph" style:parent-style-name="Text_20_body">
      <style:paragraph-properties fo:text-align="justify" style:justify-single-word="false"/>
      <style:text-properties fo:language="en" fo:country="US" officeooo:rsid="000742a0" officeooo:paragraph-rsid="000742a0"/>
    </style:style>
    <style:style style:name="P84" style:family="paragraph" style:parent-style-name="Text_20_body">
      <style:text-properties fo:font-weight="bold" style:font-weight-asian="bold" style:font-weight-complex="bold"/>
    </style:style>
    <style:style style:name="P85" style:family="paragraph" style:parent-style-name="Text_20_body">
      <style:paragraph-properties fo:text-align="justify" style:justify-single-word="false"/>
      <style:text-properties fo:font-weight="bold" officeooo:rsid="000bee29" officeooo:paragraph-rsid="000bee29" style:font-weight-asian="bold" style:font-weight-complex="bold"/>
    </style:style>
    <style:style style:name="P86" style:family="paragraph" style:parent-style-name="Text_20_body">
      <style:text-properties fo:font-weight="bold" officeooo:rsid="001ac9cb" officeooo:paragraph-rsid="001ac9cb" style:font-weight-asian="bold" style:font-weight-complex="bold"/>
    </style:style>
    <style:style style:name="P87" style:family="paragraph" style:parent-style-name="Text_20_body">
      <style:text-properties fo:font-weight="normal" officeooo:rsid="000742a0" officeooo:paragraph-rsid="000742a0" style:font-weight-asian="normal" style:font-weight-complex="normal"/>
    </style:style>
    <style:style style:name="P88" style:family="paragraph" style:parent-style-name="Text_20_body">
      <style:paragraph-properties fo:text-align="justify" style:justify-single-word="false"/>
      <style:text-properties fo:font-weight="normal" officeooo:rsid="000742a0" officeooo:paragraph-rsid="000742a0" style:font-weight-asian="normal" style:font-weight-complex="normal"/>
    </style:style>
    <style:style style:name="P89" style:family="paragraph" style:parent-style-name="Text_20_body">
      <style:text-properties fo:font-weight="normal" officeooo:rsid="000a11cd" officeooo:paragraph-rsid="000a11cd" style:font-weight-asian="normal" style:font-weight-complex="normal"/>
    </style:style>
    <style:style style:name="P90" style:family="paragraph" style:parent-style-name="Text_20_body">
      <style:paragraph-properties fo:text-align="justify" style:justify-single-word="false"/>
      <style:text-properties fo:font-weight="normal" officeooo:rsid="000a11cd" officeooo:paragraph-rsid="000a11cd" style:font-weight-asian="normal" style:font-weight-complex="normal"/>
    </style:style>
    <style:style style:name="P91" style:family="paragraph" style:parent-style-name="Text_20_body">
      <style:paragraph-properties fo:text-align="justify" style:justify-single-word="false"/>
      <style:text-properties fo:font-weight="normal" officeooo:rsid="001ac9cb" officeooo:paragraph-rsid="001ac9cb" style:font-weight-asian="normal" style:font-weight-complex="normal"/>
    </style:style>
    <style:style style:name="P92" style:family="paragraph" style:parent-style-name="Text_20_body">
      <style:text-properties style:font-name="Liberation Mono" officeooo:rsid="000742a0" officeooo:paragraph-rsid="000742a0"/>
    </style:style>
    <style:style style:name="P93" style:family="paragraph" style:parent-style-name="Text_20_body">
      <style:text-properties style:font-name="Liberation Mono" fo:language="en" fo:country="US" officeooo:rsid="000742a0" officeooo:paragraph-rsid="000742a0"/>
    </style:style>
    <style:style style:name="P94" style:family="paragraph" style:parent-style-name="Text_20_body">
      <style:text-properties fo:language="el" fo:country="GR" fo:font-weight="normal" officeooo:rsid="000bee29" officeooo:paragraph-rsid="000bee29" style:font-weight-asian="normal" style:font-weight-complex="normal"/>
    </style:style>
    <style:style style:name="P95" style:family="paragraph" style:parent-style-name="Text_20_body">
      <style:paragraph-properties fo:text-align="justify" style:justify-single-word="false"/>
      <style:text-properties fo:language="el" fo:country="GR" fo:font-weight="normal" officeooo:rsid="000bee29" officeooo:paragraph-rsid="000bee29" style:font-weight-asian="normal" style:font-weight-complex="normal"/>
    </style:style>
    <style:style style:name="P96" style:family="paragraph" style:parent-style-name="Text_20_body">
      <style:paragraph-properties fo:text-align="justify" style:justify-single-word="false"/>
      <style:text-properties fo:language="el" fo:country="GR" officeooo:rsid="00149054" officeooo:paragraph-rsid="00149054"/>
    </style:style>
    <style:style style:name="P97" style:family="paragraph" style:parent-style-name="Text_20_body">
      <style:paragraph-properties fo:text-align="justify" style:justify-single-word="false"/>
      <style:text-properties officeooo:rsid="000bee29" officeooo:paragraph-rsid="000bee29"/>
    </style:style>
    <style:style style:name="P98" style:family="paragraph" style:parent-style-name="Text_20_body" style:list-style-name="L2">
      <style:paragraph-properties fo:text-align="justify" style:justify-single-word="false"/>
      <style:text-properties officeooo:rsid="000f04e3" officeooo:paragraph-rsid="000f04e3"/>
    </style:style>
    <style:style style:name="P99" style:family="paragraph" style:parent-style-name="Text_20_body">
      <style:paragraph-properties fo:text-align="justify" style:justify-single-word="false"/>
      <style:text-properties officeooo:rsid="0010e881" officeooo:paragraph-rsid="0010e881"/>
    </style:style>
    <style:style style:name="P100" style:family="paragraph" style:parent-style-name="Text_20_body" style:list-style-name="L2">
      <style:paragraph-properties fo:text-align="justify" style:justify-single-word="false"/>
      <style:text-properties officeooo:rsid="0010e881" officeooo:paragraph-rsid="0010e881"/>
    </style:style>
    <style:style style:name="P101" style:family="paragraph" style:parent-style-name="Text_20_body">
      <style:paragraph-properties fo:text-align="justify" style:justify-single-word="false"/>
      <style:text-properties officeooo:rsid="0011b19c" officeooo:paragraph-rsid="0011b19c"/>
    </style:style>
    <style:style style:name="P102" style:family="paragraph" style:parent-style-name="Text_20_body">
      <style:paragraph-properties fo:text-align="justify" style:justify-single-word="false"/>
      <style:text-properties officeooo:rsid="0012e97e" officeooo:paragraph-rsid="0012e97e"/>
    </style:style>
    <style:style style:name="P103" style:family="paragraph" style:parent-style-name="Text_20_body" style:list-style-name="L3">
      <style:paragraph-properties fo:text-align="justify" style:justify-single-word="false"/>
      <style:text-properties officeooo:rsid="0012e97e" officeooo:paragraph-rsid="0012e97e"/>
    </style:style>
    <style:style style:name="P104" style:family="paragraph" style:parent-style-name="Text_20_body">
      <style:text-properties officeooo:rsid="0012e97e" officeooo:paragraph-rsid="0012e97e"/>
    </style:style>
    <style:style style:name="P105" style:family="paragraph" style:parent-style-name="Text_20_body" style:list-style-name="L3">
      <style:text-properties officeooo:rsid="0012e97e" officeooo:paragraph-rsid="0012e97e"/>
    </style:style>
    <style:style style:name="P106" style:family="paragraph" style:parent-style-name="Text_20_body">
      <style:text-properties officeooo:rsid="001ac9cb" officeooo:paragraph-rsid="001ac9cb"/>
    </style:style>
    <style:style style:name="P107" style:family="paragraph" style:parent-style-name="Text_20_body">
      <style:paragraph-properties fo:margin-top="0cm" fo:margin-bottom="0cm" loext:contextual-spacing="false"/>
      <style:text-properties fo:font-weight="bold" officeooo:rsid="000742a0" officeooo:paragraph-rsid="000742a0"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15a299"/>
    </style:style>
    <style:style style:name="T5" style:family="text">
      <style:text-properties fo:language="en" fo:country="US" officeooo:rsid="0016e7e7"/>
    </style:style>
    <style:style style:name="T6" style:family="text">
      <style:text-properties fo:language="el" fo:country="GR"/>
    </style:style>
    <style:style style:name="T7" style:family="text">
      <style:text-properties fo:language="el" fo:country="GR" fo:font-weight="normal" style:font-weight-asian="normal" style:font-weight-complex="normal"/>
    </style:style>
    <style:style style:name="T8" style:family="text">
      <style:text-properties fo:language="el" fo:country="GR" fo:font-weight="bold" style:font-weight-asian="bold" style:font-weight-complex="bold"/>
    </style:style>
    <style:style style:name="T9" style:family="text">
      <style:text-properties fo:language="el" fo:country="GR" officeooo:rsid="0010e881"/>
    </style:style>
    <style:style style:name="T10" style:family="text">
      <style:text-properties fo:language="el" fo:country="GR" officeooo:rsid="001bb3ff"/>
    </style:style>
    <style:style style:name="T11" style:family="text">
      <style:text-properties fo:language="el" fo:country="GR" officeooo:rsid="0020eed5"/>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92934" style:font-weight-asian="normal" style:font-weight-complex="normal"/>
    </style:style>
    <style:style style:name="T15" style:family="text">
      <style:text-properties fo:font-weight="normal" officeooo:rsid="001e697e" style:font-weight-asian="normal" style:font-weight-complex="normal"/>
    </style:style>
    <style:style style:name="T16" style:family="text">
      <style:text-properties fo:font-weight="normal" officeooo:rsid="00216c3c" style:font-weight-asian="normal" style:font-weight-complex="normal"/>
    </style:style>
    <style:style style:name="T17" style:family="text">
      <style:text-properties officeooo:rsid="000bee29"/>
    </style:style>
    <style:style style:name="T18" style:family="text">
      <style:text-properties officeooo:rsid="000c3840"/>
    </style:style>
    <style:style style:name="T19" style:family="text">
      <style:text-properties fo:color="#ff3333"/>
    </style:style>
    <style:style style:name="T20" style:family="text">
      <style:text-properties fo:color="#ff3333" officeooo:rsid="000c3840"/>
    </style:style>
    <style:style style:name="T21" style:family="text">
      <style:text-properties fo:color="#ff3333" officeooo:rsid="001ac9cb"/>
    </style:style>
    <style:style style:name="T22" style:family="text">
      <style:text-properties officeooo:rsid="000d7630"/>
    </style:style>
    <style:style style:name="T23" style:family="text">
      <style:text-properties fo:color="#000000"/>
    </style:style>
    <style:style style:name="T24" style:family="text">
      <style:text-properties fo:color="#000000" officeooo:rsid="000c3840"/>
    </style:style>
    <style:style style:name="T25" style:family="text">
      <style:text-properties fo:color="#6666ff"/>
    </style:style>
    <style:style style:name="T26" style:family="text">
      <style:text-properties style:text-position="super 58%" fo:language="el" fo:country="GR"/>
    </style:style>
    <style:style style:name="T27" style:family="text">
      <style:text-properties style:text-position="super 58%" fo:language="en" fo:country="US"/>
    </style:style>
    <style:style style:name="T28" style:family="text">
      <style:text-properties style:text-position="0% 100%"/>
    </style:style>
    <style:style style:name="T29" style:family="text">
      <style:text-properties style:text-position="0% 100%" fo:language="el" fo:country="GR"/>
    </style:style>
    <style:style style:name="T30" style:family="text">
      <style:text-properties style:text-position="0% 100%" fo:language="el" fo:country="GR" fo:font-weight="bold" style:font-weight-asian="bold" style:font-weight-complex="bold"/>
    </style:style>
    <style:style style:name="T31" style:family="text">
      <style:text-properties style:text-position="0% 100%" fo:language="el" fo:country="GR" fo:font-weight="bold" officeooo:rsid="00210e24" style:font-weight-asian="bold" style:font-weight-complex="bold"/>
    </style:style>
    <style:style style:name="T32" style:family="text">
      <style:text-properties style:text-position="0% 100%" fo:language="el" fo:country="GR" fo:font-weight="normal" style:font-weight-asian="normal" style:font-weight-complex="normal"/>
    </style:style>
    <style:style style:name="T33" style:family="text">
      <style:text-properties style:text-position="0% 100%" fo:language="en" fo:country="US"/>
    </style:style>
    <style:style style:name="T34" style:family="text">
      <style:text-properties officeooo:rsid="00149054"/>
    </style:style>
    <style:style style:name="T35" style:family="text">
      <style:text-properties officeooo:rsid="0016e7e7"/>
    </style:style>
    <style:style style:name="T36" style:family="text">
      <style:text-properties officeooo:rsid="001ac9cb"/>
    </style:style>
    <style:style style:name="T37" style:family="text">
      <style:text-properties officeooo:rsid="001bb3ff"/>
    </style:style>
    <style:style style:name="T38" style:family="text">
      <style:text-properties officeooo:rsid="0020c066"/>
    </style:style>
    <style:style style:name="T39" style:family="text">
      <style:text-properties officeooo:rsid="00210e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Οδηγός Ασκήσεων Υποδικτύωσης</text:h>
      <text:p text:style-name="P80">Για να επιλύσουμε ασκήσεις υποδικτύωσης θα πρέπει:</text:p>
      <text:list xml:id="list721118271035194474" text:style-name="L1">
        <text:list-item>
          <text:p text:style-name="P82">Να γνωρίζουμε μετατροπή από δυαδικό στο δεκαδικό και το ανάποδο (το βιβλίο και το βοήθημα περιγράφουν <text:span text:style-name="T22">κάποιους</text:span> εύκολους τρόπους).</text:p>
        </text:list-item>
        <text:list-item>
          <text:p text:style-name="P82">Να γνωρίζουμε τις δυνάμεις του δύο (όχι απαραίτητα απ’έξω βέβαια, αρκεί να γράψουμε το αντίστοιχο πινακάκι πριν ξεκινήσουμε<text:span text:style-name="T22">)</text:span>.</text:p>
        </text:list-item>
      </text:list>
      <text:p text:style-name="P81">Τα παραπάνω είναι απαραίτητα, καθώς για να δουλέψουμε με τις μάσκες στην υποδικτύωση θα πρέπει να έχουμε τις αντίστοιχες οκτάδες στο δυαδικό. Τα δεδομένα / ζητούμενα της άσκησης μπορεί να δίνονται / ζητούνται σε οποιοδήποτε από τα δύο συστήματα. Καλό θα είναι να εξασκηθείτε στις μετατροπές. Επίσης συνηθίστε να ελέγχετε το αποτέλεσμα μιας μετατροπής κάνοντας την αντίστροφα.</text:p>
      <table:table table:name="Table1" table:style-name="Table1">
        <table:table-column table:style-name="Table1.A"/>
        <table:table-row>
          <table:table-cell table:style-name="Table1.A1" office:value-type="string">
            <text:p text:style-name="P29"><text:span text:style-name="T12">Χρήσιμο </text:span><text:span text:style-name="T2">tip:</text:span><text:span text:style-name="T1"> </text:span>Ένας αριθμός στο δυαδικό με το τελευταίο ψηφίο 0 είναι ζυγός, ενώ με 1 είναι μονός. Είναι η πιο γρήγορη αρχική επαλήθευση που μπορείτε να κάνετε.</text:p>
          </table:table-cell>
        </table:table-row>
      </table:table>
      <text:h text:style-name="Heading_20_2" text:outline-level="2">Μάσκα Δικτύου <text:span text:style-name="T22">και Διευθύνσεις Δικτύου / Εκπομπής</text:span></text:h>
      <text:p text:style-name="P80">Η μάσκα δικτύου σε μια άσκηση μπορεί να δίνεται σε οποιαδήποτε από τις παρακάτω μορφές:</text:p>
      <text:p text:style-name="P92">Δεκαδική: 255.255.240.0</text:p>
      <text:p text:style-name="P92">Δυαδικό: 11111111<text:tab/>11111111<text:tab/>11110000<text:tab/>00000000</text:p>
      <text:p text:style-name="P93">CIDR (<text:span text:style-name="T6">πρόθεμα): /20</text:span></text:p>
      <text:p text:style-name="P83"><text:span text:style-name="T6">Όταν θέλουμε να εργαστούμε με τη μάσκα για να βρούμε διευθύνσεις δικτύου, εκπομπής ή να κάνουμε υποδικτύωση, πάντα θα πρέπει να τη φέρουμε στη δυαδική της μορφή.</text:span></text:p>
      <text:h text:style-name="Heading_20_3" text:outline-level="3">Παράδειγμα 1</text:h>
      <text:p text:style-name="P81">Δίνεται η διεύθυνση <text:span text:style-name="T1">IP 192.168.3.124 </text:span><text:span text:style-name="T6">με μάσκα 255.255.255.0. Να υπολογιστεί η Διεύθυνση Δικτύου και η Διεύθυνση Εκπομπής.</text:span></text:p>
      <text:p text:style-name="P107"><text:span text:style-name="T6">Απάντηση</text:span></text:p>
      <text:p text:style-name="P88">Θα πρέπει να γράψουμε τη μάσκα και τη διεύθυνση <text:span text:style-name="T1">IP </text:span><text:span text:style-name="T6">στις αντίστοιχες δυαδικές μορφές κάνοντας τη μετατροπή. Για τη μάσκα είναι εύκολο να θυμάστε φυσικά ότι το 255 (που συναντάται πολύ συχνά) είναι απλά οκτώ άσοι: 11111111. Φτιάχνουμε το παρακάτω πινακάκι:</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IP (<text:span text:style-name="T6">Δεκαδικό):</text:span></text:p>
          </table:table-cell>
          <table:table-cell table:style-name="Table2.A1" office:value-type="string">
            <text:p text:style-name="P43">192.</text:p>
          </table:table-cell>
          <table:table-cell table:style-name="Table2.A1" office:value-type="string">
            <text:p text:style-name="P43">168.</text:p>
          </table:table-cell>
          <table:table-cell table:style-name="Table2.A1" office:value-type="string">
            <text:p text:style-name="P43">3.</text:p>
          </table:table-cell>
          <table:table-cell table:style-name="Table2.E1" office:value-type="string">
            <text:p text:style-name="P43">124</text:p>
          </table:table-cell>
        </table:table-row>
        <table:table-row>
          <table:table-cell table:style-name="Table2.A2" office:value-type="string">
            <text:p text:style-name="P23">IP <text:span text:style-name="T6">(Δυαδικό):</text:span></text:p>
          </table:table-cell>
          <table:table-cell table:style-name="Table2.A2" office:value-type="string">
            <text:p text:style-name="P43">1100 0000</text:p>
          </table:table-cell>
          <table:table-cell table:style-name="Table2.A2" office:value-type="string">
            <text:p text:style-name="P43">1010 1000</text:p>
          </table:table-cell>
          <table:table-cell table:style-name="Table2.A2" office:value-type="string">
            <text:p text:style-name="P43">0000 0011</text:p>
          </table:table-cell>
          <table:table-cell table:style-name="Table2.E2" office:value-type="string">
            <text:p text:style-name="P43">0111 1100</text:p>
          </table:table-cell>
        </table:table-row>
        <table:table-row>
          <table:table-cell table:style-name="Table2.A2" office:value-type="string">
            <text:p text:style-name="P30">Μάσκα (Δυαδικό)</text:p>
          </table:table-cell>
          <table:table-cell table:style-name="Table2.A2" office:value-type="string">
            <text:p text:style-name="P43">1111 1111</text:p>
          </table:table-cell>
          <table:table-cell table:style-name="Table2.A2" office:value-type="string">
            <text:p text:style-name="P43">1111 1111</text:p>
          </table:table-cell>
          <table:table-cell table:style-name="Table2.A2" office:value-type="string">
            <text:p text:style-name="P43">1111 1111</text:p>
          </table:table-cell>
          <table:table-cell table:style-name="Table2.E2" office:value-type="string">
            <text:p text:style-name="P43">0000 0000</text:p>
          </table:table-cell>
        </table:table-row>
        <table:table-row>
          <table:table-cell table:style-name="Table2.A2" office:value-type="string">
            <text:p text:style-name="P30">Διεύθυνση Δικτύου:</text:p>
          </table:table-cell>
          <table:table-cell table:style-name="Table2.A2" office:value-type="string">
            <text:p text:style-name="P43">1100 0000</text:p>
          </table:table-cell>
          <table:table-cell table:style-name="Table2.A2" office:value-type="string">
            <text:p text:style-name="P43">1010 1000</text:p>
          </table:table-cell>
          <table:table-cell table:style-name="Table2.A2" office:value-type="string">
            <text:p text:style-name="P43">0000 0011</text:p>
          </table:table-cell>
          <table:table-cell table:style-name="Table2.E2" office:value-type="string">
            <text:p text:style-name="P43">0000 0000</text:p>
          </table:table-cell>
        </table:table-row>
        <table:table-row>
          <table:table-cell table:style-name="Table2.A2" office:value-type="string">
            <text:p text:style-name="P35">Διεύθυνση Δικτύου (Δεκαδικό):</text:p>
          </table:table-cell>
          <table:table-cell table:style-name="Table2.A2" office:value-type="string">
            <text:p text:style-name="P49">192.</text:p>
          </table:table-cell>
          <table:table-cell table:style-name="Table2.A2" office:value-type="string">
            <text:p text:style-name="P49">168.</text:p>
          </table:table-cell>
          <table:table-cell table:style-name="Table2.A2" office:value-type="string">
            <text:p text:style-name="P49">3.</text:p>
          </table:table-cell>
          <table:table-cell table:style-name="Table2.E2" office:value-type="string">
            <text:p text:style-name="P49">0</text:p>
          </table:table-cell>
        </table:table-row>
      </table:table>
      <text:p text:style-name="P87"><text:span text:style-name="T6"/></text:p>
      <text:p text:style-name="P90"><text:soft-page-break/><text:span text:style-name="T6">Βοηθάει αν γράφουμε τους δυαδικούς χωρισμένους σε τετράδες ψηφίων ώστε να μη μπερδευόμαστε στο μέτρημα. Δεν είναι ωστόσο απαραίτητο.</text:span></text:p>
      <text:p text:style-name="P89"><text:span text:style-name="T6">Η διεύθυνση δικτύου προκύπτει από το λογικό ΚΑΙ της μάσκας και της διεύθυνσης </text:span><text:span text:style-name="T1">IP.</text:span></text:p>
      <table:table table:name="Table3" table:style-name="Table3">
        <table:table-column table:style-name="Table3.A"/>
        <table:table-row>
          <table:table-cell table:style-name="Table3.A1" office:value-type="string">
            <text:p text:style-name="P63">Χρήσιμο <text:span text:style-name="T1">tip: </text:span><text:span text:style-name="T7">Όπου η μάσκα είναι 255 (ή 11111111), προκύπτει ακριβώς ο ίδιος αριθμός που αναγράφεται στην αντίστοιχη οκτάδα της διεύθυνσης </text:span><text:span text:style-name="T3">IP. </text:span><text:span text:style-name="T7">Όπου η μάσκα είναι μηδέν (ή 00000000) προκύπτει μηδέν στην αντίστοιχη οκτάδα. </text:span><text:span text:style-name="T6">Προσέξτε στις μάσκες δικτύου που έχουν άλλους αριθμούς: θα πρέπει να το κάνετε ανά ψηφίο.</text:span></text:p>
          </table:table-cell>
        </table:table-row>
      </table:table>
      <text:p text:style-name="P94"/>
      <text:p text:style-name="P95">Για να υπολογίσουμε τη διεύθυνση εκπομπής, θα πρέπει να πάρουμε τη <text:span text:style-name="T12">διεύθυνση δικτύου που βρήκαμε πριν</text:span> και να βάλουμε 1 (ένα) σε όλα τα <text:span text:style-name="T1">bit </text:span>που ανήκουν στο τμήμα του υπολογιστή. Οπότε είναι σκόπιμο να γράψετε σε ένα πίνακα τη διεύθυνση δικτύου και τη μάσκα ξανά:</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1">Διεύθυνση Δικτύου:</text:p>
          </table:table-cell>
          <table:table-cell table:style-name="Table4.A1" office:value-type="string">
            <text:p text:style-name="P44">1100 0000</text:p>
          </table:table-cell>
          <table:table-cell table:style-name="Table4.A1" office:value-type="string">
            <text:p text:style-name="P44">1010 1000</text:p>
          </table:table-cell>
          <table:table-cell table:style-name="Table4.A1" office:value-type="string">
            <text:p text:style-name="P44">0000 0011</text:p>
          </table:table-cell>
          <table:table-cell table:style-name="Table4.E1" office:value-type="string">
            <text:p text:style-name="P44">0000 0000</text:p>
          </table:table-cell>
        </table:table-row>
        <table:table-row>
          <table:table-cell table:style-name="Table4.A2" office:value-type="string">
            <text:p text:style-name="P31">Μάσκα (Δυαδικό)</text:p>
          </table:table-cell>
          <table:table-cell table:style-name="Table4.A2" office:value-type="string">
            <text:p text:style-name="P44">1111 1111</text:p>
          </table:table-cell>
          <table:table-cell table:style-name="Table4.A2" office:value-type="string">
            <text:p text:style-name="P44">1111 1111</text:p>
          </table:table-cell>
          <table:table-cell table:style-name="Table4.A2" office:value-type="string">
            <text:p text:style-name="P44">1111 1111</text:p>
          </table:table-cell>
          <table:table-cell table:style-name="Table4.E2" office:value-type="string">
            <text:p text:style-name="P70">0000 0000</text:p>
          </table:table-cell>
        </table:table-row>
        <table:table-row>
          <table:table-cell table:style-name="Table4.A2" office:value-type="string">
            <text:p text:style-name="P38">Διεύθυνση Εκπομπής:</text:p>
          </table:table-cell>
          <table:table-cell table:style-name="Table4.A2" office:value-type="string">
            <text:p text:style-name="P51">1100 0000</text:p>
          </table:table-cell>
          <table:table-cell table:style-name="Table4.A2" office:value-type="string">
            <text:p text:style-name="P51">1010 1000</text:p>
          </table:table-cell>
          <table:table-cell table:style-name="Table4.A2" office:value-type="string">
            <text:p text:style-name="P51">0000 0011</text:p>
          </table:table-cell>
          <table:table-cell table:style-name="Table4.E2" office:value-type="string">
            <text:p text:style-name="P69">1111 1111</text:p>
          </table:table-cell>
        </table:table-row>
        <table:table-row>
          <table:table-cell table:style-name="Table4.A2" office:value-type="string">
            <text:p text:style-name="P38">Διεύθυνση Εκπομπής (Δεκαδ.):</text:p>
          </table:table-cell>
          <table:table-cell table:style-name="Table4.A2" office:value-type="string">
            <text:p text:style-name="P51">192.</text:p>
          </table:table-cell>
          <table:table-cell table:style-name="Table4.A2" office:value-type="string">
            <text:p text:style-name="P51">168.</text:p>
          </table:table-cell>
          <table:table-cell table:style-name="Table4.A2" office:value-type="string">
            <text:p text:style-name="P51">3.</text:p>
          </table:table-cell>
          <table:table-cell table:style-name="Table4.E2" office:value-type="string">
            <text:p text:style-name="P51">255</text:p>
          </table:table-cell>
        </table:table-row>
      </table:table>
      <text:p text:style-name="P1"/>
      <text:p text:style-name="P3">Κάνουμε “<text:span text:style-name="T38">1”</text:span> όλα τα <text:span text:style-name="T1">bit </text:span><text:span text:style-name="T6">στη διεύθυνση δικτύου στα οποία τα αντίστοιχα ψηφία της μάσκας είναι μηδέν. Έπειτα μετατρέπουμε ξανά στο δεκαδικό και παίρνουμε τη διεύθυνση εκπομπής 192.168.3.255. Προσοχή, για να βρούμε τη διεύθυνση εκπομπής πρέπει να ξεκινήσουμε από τη </text:span><text:span text:style-name="T8">διεύθυνση δικτύου</text:span><text:span text:style-name="T7"> και όχι την </text:span><text:span text:style-name="T3">IP!</text:span></text:p>
      <text:p text:style-name="P2"><text:span text:style-name="T3"/></text:p>
      <text:p text:style-name="P4"><text:span text:style-name="T13">Όπως καταλαβαίνετε, η εύρεση της διεύθυνσης εκπομπής είναι πολύ εύκολη αν έχουμε μάσκα με τιμές μόνο 255 και 0. Αν ωστόσο η μάσκα που έχουμε αντιστοιχεί σε υποδικτύωση (ή υπερδικτύωση) θα πρέπει να κάνετε το παραπάνω προσεκτικά. Δείτε το παρακάτω παράδειγμα.</text:span></text:p>
      <text:p text:style-name="P4"><text:span text:style-name="T13"/></text:p>
      <text:h text:style-name="Heading_20_3" text:outline-level="3">Παράδειγμα 2</text:h>
      <text:p text:style-name="P97">Δίνεται η διεύθυνση <text:span text:style-name="T1">IP 192.168.5.73/27. </text:span><text:span text:style-name="T6">Να βρείτε τη διεύθυνση δικτύου και τη διεύθυνση εκπομπής.</text:span></text:p>
      <text:p text:style-name="P85"><text:span text:style-name="T6">Απάντηση</text:span></text:p>
      <text:p text:style-name="P95">Στο συγκεκριμένο παράδειγμα μας δίνεται η μάσκα σε μορφή <text:span text:style-name="T1">CIDR. <text:s/></text:span>Οπότε ξέρουμε ότι απλά θα γράψουμε 27 άσους. Μια τέτοια μάσκα δεν αντιστοιχεί σε μια τυποποιημένη κλάση (<text:span text:style-name="T1">A,B,C). </text:span>Έχουμε δώσει τρία παραπάνω <text:span text:style-name="T1">bit </text:span>στο τμήμα δικτύου και έτσι το τμήμα υπολογιστή διαθέτει μόνο 5 <text:span text:style-name="T1">bit. </text:span>Πρόκειται δηλ. για υποδικτύωση. Κάνουμε ξανά τον αντίστοιχο πίνακα:</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4">IP (<text:span text:style-name="T6">Δεκαδικό):</text:span></text:p>
          </table:table-cell>
          <table:table-cell table:style-name="Table5.A1" office:value-type="string">
            <text:p text:style-name="P44">192.</text:p>
          </table:table-cell>
          <table:table-cell table:style-name="Table5.A1" office:value-type="string">
            <text:p text:style-name="P44">168.</text:p>
          </table:table-cell>
          <table:table-cell table:style-name="Table5.A1" office:value-type="string">
            <text:p text:style-name="P44"><text:span text:style-name="T17">5</text:span>.</text:p>
          </table:table-cell>
          <table:table-cell table:style-name="Table5.E1" office:value-type="string">
            <text:p text:style-name="P51">73</text:p>
          </table:table-cell>
        </table:table-row>
        <table:table-row>
          <table:table-cell table:style-name="Table5.A2" office:value-type="string">
            <text:p text:style-name="P24">IP <text:span text:style-name="T6">(Δυαδικό):</text:span></text:p>
          </table:table-cell>
          <table:table-cell table:style-name="Table5.A2" office:value-type="string">
            <text:p text:style-name="P44">1100 0000</text:p>
          </table:table-cell>
          <table:table-cell table:style-name="Table5.A2" office:value-type="string">
            <text:p text:style-name="P44">1010 1000</text:p>
          </table:table-cell>
          <table:table-cell table:style-name="Table5.A2" office:value-type="string">
            <text:p text:style-name="P44">0000 0<text:span text:style-name="T18">101</text:span></text:p>
          </table:table-cell>
          <table:table-cell table:style-name="Table5.E2" office:value-type="string">
            <text:p text:style-name="P52">0100 1001</text:p>
          </table:table-cell>
        </table:table-row>
        <table:table-row>
          <table:table-cell table:style-name="Table5.A2" office:value-type="string">
            <text:p text:style-name="P31">Μάσκα (Δυαδικό)</text:p>
          </table:table-cell>
          <table:table-cell table:style-name="Table5.A2" office:value-type="string">
            <text:p text:style-name="P44">1111 1111</text:p>
          </table:table-cell>
          <table:table-cell table:style-name="Table5.A2" office:value-type="string">
            <text:p text:style-name="P44">1111 1111</text:p>
          </table:table-cell>
          <table:table-cell table:style-name="Table5.A2" office:value-type="string">
            <text:p text:style-name="P44">1111 1111</text:p>
          </table:table-cell>
          <table:table-cell table:style-name="Table5.E2" office:value-type="string">
            <text:p text:style-name="P44"><text:span text:style-name="T20">111</text:span><text:span text:style-name="T19">0</text:span> 0000</text:p>
          </table:table-cell>
        </table:table-row>
        <table:table-row>
          <table:table-cell table:style-name="Table5.A2" office:value-type="string">
            <text:p text:style-name="P31">Διεύθυνση Δικτύου:</text:p>
          </table:table-cell>
          <table:table-cell table:style-name="Table5.A2" office:value-type="string">
            <text:p text:style-name="P44">1100 0000</text:p>
          </table:table-cell>
          <table:table-cell table:style-name="Table5.A2" office:value-type="string">
            <text:p text:style-name="P44">1010 1000</text:p>
          </table:table-cell>
          <table:table-cell table:style-name="Table5.A2" office:value-type="string">
            <text:p text:style-name="P44">0000 0<text:span text:style-name="T18">101</text:span></text:p>
          </table:table-cell>
          <table:table-cell table:style-name="Table5.E2" office:value-type="string">
            <text:p text:style-name="P52"><text:span text:style-name="T19">0100</text:span> 0000</text:p>
          </table:table-cell>
        </table:table-row>
        <table:table-row>
          <table:table-cell table:style-name="Table5.A2" office:value-type="string">
            <text:p text:style-name="P36">Διεύθυνση Δικτύου (Δεκαδικό):</text:p>
          </table:table-cell>
          <table:table-cell table:style-name="Table5.A2" office:value-type="string">
            <text:p text:style-name="P50">192.</text:p>
          </table:table-cell>
          <table:table-cell table:style-name="Table5.A2" office:value-type="string">
            <text:p text:style-name="P50">168.</text:p>
          </table:table-cell>
          <table:table-cell table:style-name="Table5.A2" office:value-type="string">
            <text:p text:style-name="P50"><text:span text:style-name="T18">5</text:span>.</text:p>
          </table:table-cell>
          <table:table-cell table:style-name="Table5.E2" office:value-type="string">
            <text:p text:style-name="P52">64</text:p>
          </table:table-cell>
        </table:table-row>
      </table:table>
      <text:p text:style-name="P1"/>
      <text:p text:style-name="P5">Δώστε προσοχή στην τελευταία οκτάδα!</text:p>
      <text:p text:style-name="P5"><text:soft-page-break/></text:p>
      <text:p text:style-name="P6">Αντίστοιχα, (και με την ίδια προσοχή!) θα πρέπει να υπολογίσουμε τη διεύθυνση εκπομπής. Ξεκινάμε από τη <text:span text:style-name="T12">διεύθυνση δικτύου </text:span><text:span text:style-name="T13">που βρήκαμε πριν και με τη μάσκα που έχουμε:</text:span></text:p>
      <text:p text:style-name="P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2">Διεύθυνση Δικτύου:</text:p>
          </table:table-cell>
          <table:table-cell table:style-name="Table6.A1" office:value-type="string">
            <text:p text:style-name="P45">1100 0000</text:p>
          </table:table-cell>
          <table:table-cell table:style-name="Table6.A1" office:value-type="string">
            <text:p text:style-name="P45">1010 1000</text:p>
          </table:table-cell>
          <table:table-cell table:style-name="Table6.A1" office:value-type="string">
            <text:p text:style-name="P45">0000 0<text:span text:style-name="T18">101</text:span></text:p>
          </table:table-cell>
          <table:table-cell table:style-name="Table6.E1" office:value-type="string">
            <text:p text:style-name="P45"><text:span text:style-name="T23">0100</text:span> 0000</text:p>
          </table:table-cell>
        </table:table-row>
        <table:table-row>
          <table:table-cell table:style-name="Table6.A2" office:value-type="string">
            <text:p text:style-name="P32">Μάσκα (Δυαδικό):</text:p>
          </table:table-cell>
          <table:table-cell table:style-name="Table6.A2" office:value-type="string">
            <text:p text:style-name="P45">1111 1111</text:p>
          </table:table-cell>
          <table:table-cell table:style-name="Table6.A2" office:value-type="string">
            <text:p text:style-name="P45">1111 1111</text:p>
          </table:table-cell>
          <table:table-cell table:style-name="Table6.A2" office:value-type="string">
            <text:p text:style-name="P45">1111 1111</text:p>
          </table:table-cell>
          <table:table-cell table:style-name="Table6.E2" office:value-type="string">
            <text:p text:style-name="P45"><text:span text:style-name="T24">111</text:span><text:span text:style-name="T19">0 0000</text:span></text:p>
          </table:table-cell>
        </table:table-row>
        <table:table-row>
          <table:table-cell table:style-name="Table6.A2" office:value-type="string">
            <text:p text:style-name="P39">Διεύθυνση εκπομπής:</text:p>
          </table:table-cell>
          <table:table-cell table:style-name="Table6.A2" office:value-type="string">
            <text:p text:style-name="P55">1100 0000</text:p>
          </table:table-cell>
          <table:table-cell table:style-name="Table6.A2" office:value-type="string">
            <text:p text:style-name="P55">1010 1000</text:p>
          </table:table-cell>
          <table:table-cell table:style-name="Table6.A2" office:value-type="string">
            <text:p text:style-name="P55">0000 0101</text:p>
          </table:table-cell>
          <table:table-cell table:style-name="Table6.E2" office:value-type="string">
            <text:p text:style-name="P55">010<text:span text:style-name="T25">1 1111</text:span></text:p>
          </table:table-cell>
        </table:table-row>
        <table:table-row>
          <table:table-cell table:style-name="Table6.A2" office:value-type="string">
            <text:p text:style-name="P39">Διεύθυνση εκπομπής (δεκαδ.):</text:p>
          </table:table-cell>
          <table:table-cell table:style-name="Table6.A2" office:value-type="string">
            <text:p text:style-name="P55">192.</text:p>
          </table:table-cell>
          <table:table-cell table:style-name="Table6.A2" office:value-type="string">
            <text:p text:style-name="P55">168.</text:p>
          </table:table-cell>
          <table:table-cell table:style-name="Table6.A2" office:value-type="string">
            <text:p text:style-name="P55">5.</text:p>
          </table:table-cell>
          <table:table-cell table:style-name="Table6.E2" office:value-type="string">
            <text:p text:style-name="P55">95</text:p>
          </table:table-cell>
        </table:table-row>
      </table:table>
      <text:p text:style-name="P5"/>
      <text:p text:style-name="P6">Η διεύθυνση εκπομπής προκύπτει όταν κάνουμε “1” τα ψηφία στη διεύθυνση δικτύου στα οποία τα αντίστοιχα ψηφία της μάσκας είναι “0”. Δηλ. κάνουμε “1” τα ψηφία που ανήκουν στο τμήμα υπολογιστή. Και βλέπετε ότι σε αυτή τη περίπτωση η απάντηση δεν είναι προφανής (όπως όταν έχουμε μόνο 255 και 0 στη μάσκα).</text:p>
      <text:p text:style-name="P6"/>
      <text:p text:style-name="P7">Για να επαληθεύετε τα αποτελέσματα σας μπορείτε πάντα να επισκεφθείτε μια από τις πολλές σελίδες στο διαδίκτυο που υπολογίζουν τις αντίστοιχες διευθύνσεις. Π.χ. για διευθύνσεις δικτύου και εκπομπής, δείτε:</text:p>
      <text:p text:style-name="P7"/>
      <text:p text:style-name="P8"><text:a xlink:type="simple" xlink:href="http://www.remotemonitoringsystems.ca/broadcast.php" text:style-name="Internet_20_link" text:visited-style-name="Visited_20_Internet_20_Link">http://www.remotemonitoringsystems.ca/broadcast.php</text:a></text:p>
      <text:p text:style-name="P7"/>
      <text:h text:style-name="Heading_20_3" text:outline-level="3">Ασκήσεις προς επίλυση</text:h>
      <text:list xml:id="list8429418101889592869" text:style-name="L2">
        <text:list-item>
          <text:p text:style-name="P98">Να βρείτε τη διεύθυνση δικτύου και εκπομπής σε ένα δίκτυο όπου μια διεύθυνση <text:span text:style-name="T1">IP </text:span><text:span text:style-name="T6">είναι 10.14.28.55 και η μάσκα είναι 255.240.0.0. (Τα αποτελέσματα να </text:span><text:span text:style-name="T9">εκφραστούν και</text:span><text:span text:style-name="T6"> στο δεκαδικό σύστημα).</text:span></text:p>
        </text:list-item>
        <text:list-item>
          <text:p text:style-name="P100"><text:span text:style-name="T6">Να βρείτε τη διεύθυνση δικτύου και εκπομπής σε ένα δίκτυο με </text:span><text:span text:style-name="T1">IP </text:span><text:span text:style-name="T6">192.168.3.94 /26. (Τα αποτελέσματα να εκφραστούν και στο δεκαδικό σύστημα).</text:span></text:p>
        </text:list-item>
        <text:list-item>
          <text:p text:style-name="P100"><text:span text:style-name="T6">Να βρείτε τη διεύθυνση δικτύου και εκπομπής σε ένα δίκτυο με </text:span><text:span text:style-name="T1">IP 192.168.</text:span><text:span text:style-name="T6">230</text:span><text:span text:style-name="T1">.20 </text:span><text:span text:style-name="T6">και μάσκα 255.255.248.0</text:span><text:span text:style-name="T1">. </text:span><text:span text:style-name="T6">(Τα αποτελέσματα να εκφραστούν και στο δεκαδικό σύστημα).</text:span></text:p>
        </text:list-item>
      </text:list>
      <text:h text:style-name="Heading_20_2" text:outline-level="2">Υποδικτύωση</text:h>
      <text:p text:style-name="P99">Στην υποδικτύωση, δίνουμε κάποια ψηφία από το τμήμα υπολογιστή στο τμήμα δικτύου. Έτσι για παράδειγμα, ενώ στην κλάση <text:span text:style-name="T1">C </text:span><text:span text:style-name="T6">έχουμε 24 </text:span><text:span text:style-name="T1">bit </text:span><text:span text:style-name="T6">στο τμήμα δικτύου και 8 στο τμήμα υπολογιστή, με την υποδικτύωση μπορούμε να μειώσουμε το τμήμα υπολογιστή και να αυξήσουμε το τμήμα δικτύου. Για παράδειγμα, αν δώσουμε 27 </text:span><text:span text:style-name="T1">bit </text:span><text:span text:style-name="T6">στο τμήμα δικτύου (με τη βοήθεια πάντα της μάσκας) θα μας μείνουν μόνο 5 </text:span><text:span text:style-name="T1">bit </text:span><text:span text:style-name="T6">στο τμήμα υπολογιστή. </text:span></text:p>
      <text:p text:style-name="P101"><text:span text:style-name="T6">Χωρίζουμε ένα δίκτυο κλάσης </text:span><text:span text:style-name="T1">C </text:span><text:span text:style-name="T6">συνήθως για διαχειριστικούς λόγους: Δεν θέλουμε ένα δίκτυο με 254 </text:span><text:span text:style-name="T11">μηχανήματα</text:span><text:span text:style-name="T6"> αλλά μερικά </text:span><text:span text:style-name="T11">δίκτυα με</text:span><text:span text:style-name="T6"> λιγότερα (ένα για το λογιστήριο, ένα για την αποθήκη, ένα για τη μισθοδοσία κλπ). Χωρίζουμε ένα δίκτυο κλάσης </text:span><text:span text:style-name="T1">B </text:span><text:span text:style-name="T6">σε μικρότερα γιατί σχεδόν καμιά εταιρεία δεν θα χρησιμοποιήσει σε μια εγκατάσταση 65534 </text:span><text:span text:style-name="T11">υπολογιστές</text:span><text:span text:style-name="T6">: χωρίζοντας το σε μερικά κομμάτια π.χ. των 8000 υπολογιστών, μπορούμε να τα διαθέσουμε σε πολλές εταιρείες και να αποφύγουμε τη σπατάλη διευθύνσεων.</text:span></text:p>
      <text:p text:style-name="P101"><text:span text:style-name="T6"/></text:p>
      <table:table table:name="Table7" table:style-name="Table7">
        <table:table-column table:style-name="Table7.A"/>
        <text:soft-page-break/>
        <table:table-row>
          <table:table-cell table:style-name="Table7.A1" office:value-type="string">
            <text:p text:style-name="P64">Χρήσιμο <text:span text:style-name="T1">tip: </text:span><text:span text:style-name="T7">Όταν δίνουμε </text:span><text:span text:style-name="T3">bits </text:span><text:span text:style-name="T7">από το τμήμα υπολογιστή στο τμήμα δικτύου, έχουμε υποδικτύωση. Όταν δίνουμε </text:span><text:span text:style-name="T3">bits </text:span><text:span text:style-name="T7">από το τμήμα δικτύου στο τμήμα υπολογιστή έχουμε υπερδικτύωση.</text:span></text:p>
          </table:table-cell>
        </table:table-row>
      </table:table>
      <text:p text:style-name="P101"><text:span text:style-name="T6"/></text:p>
      <text:h text:style-name="Heading_20_2" text:outline-level="2">Παραδείγματα Υποδικτύωσης</text:h>
      <text:h text:style-name="Heading_20_3" text:outline-level="3">Παράδειγμα 1</text:h>
      <text:p text:style-name="P104">Δίνεται η διεύθυνση δικτύου 192.168.12.0/24.</text:p>
      <text:list xml:id="list8111723259250234212" text:style-name="L3">
        <text:list-item>
          <text:p text:style-name="P103">Να χωριστεί το δίκτυο σε 5 τουλάχιστον υποδίκτυα, να δοθούν οι διευθύνσεις δικτύου και εκπομπής για κάθε υποδίκτυο</text:p>
        </text:list-item>
        <text:list-item>
          <text:p text:style-name="P105">Πόσους υπολογιστές έχει το κάθε υποδίκτυο;</text:p>
        </text:list-item>
      </text:list>
      <text:p text:style-name="P84">Απάντηση</text:p>
      <text:p text:style-name="P102">Είναι εμφανές ότι έχουμε ένα δίκτυο κλάσης <text:span text:style-name="T1">C </text:span><text:span text:style-name="T6">με μάσκα 255.255.255.0. Αν το χωρίσουμε σε 5 υποδίκτυα, το κάνουμε μάλλον για διαχειριστικούς λόγους.</text:span></text:p>
      <text:p text:style-name="P102"><text:span text:style-name="T6">Θα πρέπει να πάρουμε κάποια </text:span><text:span text:style-name="T1">bit </text:span><text:span text:style-name="T6">από το τμήμα υπολογιστή και να τα δώσουμε στο τμήμα δικτύου. Αλλά πόσα;</text:span></text:p>
      <text:p text:style-name="P102"><text:span text:style-name="T6">Αντί για ένα δίκτυο, θέλουμε πλέον 5. Με 2 </text:span><text:span text:style-name="T1">bit </text:span><text:span text:style-name="T6">επιπλέον μπορούμε να φτιάξουμε 2</text:span><text:span text:style-name="T26">2</text:span><text:span text:style-name="T29">=4 δίκτυα ενώ με 3 </text:span><text:span text:style-name="T33">bit, </text:span><text:span text:style-name="T29">2</text:span><text:span text:style-name="T26">3</text:span><text:span text:style-name="T29">=8. Προφανώς τα δύο </text:span><text:span text:style-name="T33">bit </text:span><text:span text:style-name="T29">είναι λίγα, ενώ τα τρία περισσεύουν. Ωστόσο δεν έχουμε ενδιάμεση επιλογή και θα χρησιμοποιήσουμε τρία </text:span><text:span text:style-name="T33">bit. </text:span><text:span text:style-name="T29">Άλλωστε για αυτό το λόγο και η άσκηση λέει </text:span><text:span text:style-name="T30">τουλάχιστον </text:span><text:span text:style-name="T32">5 υποδίκτυα, και όχι ακριβώς 5!</text:span><text:span text:style-name="T29"> Αν μας δώσουν πλήθος υποδικτύων που είναι δύναμη του 2, θα μπορέσουμε να το κάνουμε ακριβώς.</text:span></text:p>
      <text:p text:style-name="P102"><text:span text:style-name="T29">Στο σημείο αυτό είναι χρήσιμο να έχουμε το παρακάτω πινακάκι δυνάμεων του 2. Αν δεν είστε εξοικειωμένοι με τις δυνάμεις του 2 τουλάχιστον μέχρι το 2</text:span><text:span text:style-name="T26">8</text:span><text:span text:style-name="T29"> καλό θα είναι να το γράψετε πριν ξεκινήσετε την άσκηση για να το έχετε ως αναφορά:</text:span></text:p>
      <table:table table:name="Table8" table:style-name="Table8">
        <table:table-column table:style-name="Table8.A"/>
        <table:table-column table:style-name="Table8.B"/>
        <table:table-row>
          <table:table-cell table:style-name="Table8.A1" office:value-type="string">
            <text:p text:style-name="P65">Ψηφία <text:span text:style-name="T1">n</text:span></text:p>
          </table:table-cell>
          <table:table-cell table:style-name="Table8.B1" office:value-type="string">
            <text:p text:style-name="P37">Πλήθος 2<text:span text:style-name="T27">n</text:span></text:p>
          </table:table-cell>
        </table:table-row>
        <table:table-row>
          <table:table-cell table:style-name="Table8.A2" office:value-type="string">
            <text:p text:style-name="P28">1</text:p>
          </table:table-cell>
          <table:table-cell table:style-name="Table8.B2" office:value-type="string">
            <text:p text:style-name="P28">2</text:p>
          </table:table-cell>
        </table:table-row>
        <table:table-row>
          <table:table-cell table:style-name="Table8.A2" office:value-type="string">
            <text:p text:style-name="P28">2</text:p>
          </table:table-cell>
          <table:table-cell table:style-name="Table8.B2" office:value-type="string">
            <text:p text:style-name="P28">4</text:p>
          </table:table-cell>
        </table:table-row>
        <table:table-row>
          <table:table-cell table:style-name="Table8.A2" office:value-type="string">
            <text:p text:style-name="P28">3</text:p>
          </table:table-cell>
          <table:table-cell table:style-name="Table8.B2" office:value-type="string">
            <text:p text:style-name="P28">8</text:p>
          </table:table-cell>
        </table:table-row>
        <table:table-row>
          <table:table-cell table:style-name="Table8.A2" office:value-type="string">
            <text:p text:style-name="P28">4</text:p>
          </table:table-cell>
          <table:table-cell table:style-name="Table8.B2" office:value-type="string">
            <text:p text:style-name="P28">16</text:p>
          </table:table-cell>
        </table:table-row>
        <table:table-row>
          <table:table-cell table:style-name="Table8.A2" office:value-type="string">
            <text:p text:style-name="P28">5</text:p>
          </table:table-cell>
          <table:table-cell table:style-name="Table8.B2" office:value-type="string">
            <text:p text:style-name="P28">32</text:p>
          </table:table-cell>
        </table:table-row>
        <table:table-row>
          <table:table-cell table:style-name="Table8.A2" office:value-type="string">
            <text:p text:style-name="P28">6</text:p>
          </table:table-cell>
          <table:table-cell table:style-name="Table8.B2" office:value-type="string">
            <text:p text:style-name="P28">64</text:p>
          </table:table-cell>
        </table:table-row>
        <table:table-row>
          <table:table-cell table:style-name="Table8.A2" office:value-type="string">
            <text:p text:style-name="P28">7</text:p>
          </table:table-cell>
          <table:table-cell table:style-name="Table8.B2" office:value-type="string">
            <text:p text:style-name="P28">128</text:p>
          </table:table-cell>
        </table:table-row>
        <table:table-row>
          <table:table-cell table:style-name="Table8.A2" office:value-type="string">
            <text:p text:style-name="P28">8</text:p>
          </table:table-cell>
          <table:table-cell table:style-name="Table8.B2" office:value-type="string">
            <text:p text:style-name="P28">256</text:p>
          </table:table-cell>
        </table:table-row>
      </table:table>
      <text:p text:style-name="P102"><text:span text:style-name="T29"/></text:p>
      <text:p text:style-name="P96"><text:span text:style-name="T28">Και από τον πίνακα είναι εμφανές ότι για </text:span><text:span text:style-name="T33">5 </text:span><text:span text:style-name="T28">υποδίκτυα χρειαζόμαστε 3 </text:span><text:span text:style-name="T33">bit. </text:span><text:span text:style-name="T28">Αυτά τα τρία </text:span><text:span text:style-name="T33">bit </text:span><text:span text:style-name="T28">θα πάρουν τιμή “1” στη μάσκα του δικτύου που θα φτιάξουμε!</text:span></text:p>
      <text:p text:style-name="P96"><text:soft-page-break/><text:span text:style-name="T28">Για να ξεκινήσουμε πρέπει να γράψουμε τη διεύθυνση δικτύου στο δυαδικό:</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0">Διεύθυνση Δικτύου:</text:p>
          </table:table-cell>
          <table:table-cell table:style-name="Table9.A1" office:value-type="string">
            <text:p text:style-name="P46">192.</text:p>
          </table:table-cell>
          <table:table-cell table:style-name="Table9.A1" office:value-type="string">
            <text:p text:style-name="P46">168.</text:p>
          </table:table-cell>
          <table:table-cell table:style-name="Table9.A1" office:value-type="string">
            <text:p text:style-name="P46"><text:span text:style-name="T34">12</text:span>.</text:p>
          </table:table-cell>
          <table:table-cell table:style-name="Table9.E1" office:value-type="string">
            <text:p text:style-name="P56">0</text:p>
          </table:table-cell>
        </table:table-row>
        <table:table-row>
          <table:table-cell table:style-name="Table9.A2" office:value-type="string">
            <text:p text:style-name="P25">IP <text:span text:style-name="T6">(Δυαδικό):</text:span></text:p>
          </table:table-cell>
          <table:table-cell table:style-name="Table9.A2" office:value-type="string">
            <text:p text:style-name="P46">1100 0000</text:p>
          </table:table-cell>
          <table:table-cell table:style-name="Table9.A2" office:value-type="string">
            <text:p text:style-name="P46">1010 1000</text:p>
          </table:table-cell>
          <table:table-cell table:style-name="Table9.A2" office:value-type="string">
            <text:p text:style-name="P46">0000 <text:span text:style-name="T34">1100</text:span></text:p>
          </table:table-cell>
          <table:table-cell table:style-name="Table9.E2" office:value-type="string">
            <text:p text:style-name="P53">0<text:span text:style-name="T34">000 0000</text:span></text:p>
          </table:table-cell>
        </table:table-row>
        <table:table-row>
          <table:table-cell table:style-name="Table9.A2" office:value-type="string">
            <text:p text:style-name="P33">Μάσκα (Δυαδικό):</text:p>
          </table:table-cell>
          <table:table-cell table:style-name="Table9.A2" office:value-type="string">
            <text:p text:style-name="P46">1111 1111</text:p>
          </table:table-cell>
          <table:table-cell table:style-name="Table9.A2" office:value-type="string">
            <text:p text:style-name="P46">1111 1111</text:p>
          </table:table-cell>
          <table:table-cell table:style-name="Table9.A2" office:value-type="string">
            <text:p text:style-name="P46">1111 1111</text:p>
          </table:table-cell>
          <table:table-cell table:style-name="Table9.E2" office:value-type="string">
            <text:p text:style-name="P46"><text:span text:style-name="T20">111</text:span><text:span text:style-name="T19">0</text:span> 0000</text:p>
          </table:table-cell>
        </table:table-row>
        <table:table-row>
          <table:table-cell table:style-name="Table9.A2" office:value-type="string">
            <text:p text:style-name="P40">Μάσκα (Δεκαδικό):</text:p>
          </table:table-cell>
          <table:table-cell table:style-name="Table9.A2" office:value-type="string">
            <text:p text:style-name="P56">255.</text:p>
          </table:table-cell>
          <table:table-cell table:style-name="Table9.A2" office:value-type="string">
            <text:p text:style-name="P56">255.</text:p>
          </table:table-cell>
          <table:table-cell table:style-name="Table9.A2" office:value-type="string">
            <text:p text:style-name="P56">255.</text:p>
          </table:table-cell>
          <table:table-cell table:style-name="Table9.E2" office:value-type="string">
            <text:p text:style-name="P56">224</text:p>
          </table:table-cell>
        </table:table-row>
      </table:table>
      <text:p text:style-name="P13"/>
      <text:p text:style-name="P14">Δώσαμε τρία επιπλέον ψηφία από το τμήμα υπολογιστή στο τμήμα δίκτυου, έτσι η νέα μάσκα είναι 255.255.255.224.</text:p>
      <text:p text:style-name="P14"/>
      <text:p text:style-name="P14">Μπορούμε τώρα να γράψουμε τα οκτώ υποδίκτυα που προκύπτουν (θυμηθείτε ότι περισσεύουν...)</text:p>
      <text:p text:style-name="P14"/>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row>
          <table:table-cell table:style-name="Table10.A1" office:value-type="string">
            <text:p text:style-name="P66">Α/Α</text:p>
          </table:table-cell>
          <table:table-cell table:style-name="Table10.A1" office:value-type="string">
            <text:p text:style-name="P66">1η οκτάδα</text:p>
          </table:table-cell>
          <table:table-cell table:style-name="Table10.A1" office:value-type="string">
            <text:p text:style-name="P66">2η οκτάδα</text:p>
          </table:table-cell>
          <table:table-cell table:style-name="Table10.A1" office:value-type="string">
            <text:p text:style-name="P66">3η οκτάδα</text:p>
          </table:table-cell>
          <table:table-cell table:style-name="Table10.A1" table:number-columns-spanned="2" office:value-type="string">
            <text:p text:style-name="P66">4η οκτάδα</text:p>
          </table:table-cell>
          <table:covered-table-cell/>
          <table:table-cell table:style-name="Table10.G1" office:value-type="string">
            <text:p text:style-name="P66">Διευθύνσεις (από / <text:span text:style-name="T35">έως</text:span>)</text:p>
          </table:table-cell>
        </table:table-row>
        <table:table-row>
          <table:table-cell table:style-name="Table10.A2" table:number-rows-spanned="2" office:value-type="string">
            <text:p text:style-name="P58">0</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2">000</text:p>
          </table:table-cell>
          <table:table-cell table:style-name="Table10.A2" office:value-type="string">
            <text:p text:style-name="P58">00000</text:p>
          </table:table-cell>
          <table:table-cell table:style-name="Table10.G2" office:value-type="string">
            <text:p text:style-name="P58">192.168.12.0</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31</text:p>
          </table:table-cell>
        </table:table-row>
        <table:table-row>
          <table:table-cell table:style-name="Table10.A2" table:number-rows-spanned="2" office:value-type="string">
            <text:p text:style-name="P60">1</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2">00<text:span text:style-name="T4">1</text:span></text:p>
          </table:table-cell>
          <table:table-cell table:style-name="Table10.A2" office:value-type="string">
            <text:p text:style-name="P58">00000</text:p>
          </table:table-cell>
          <table:table-cell table:style-name="Table10.G2" office:value-type="string">
            <text:p text:style-name="P58">192.168.12.<text:span text:style-name="T5">32</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63</text:span></text:p>
          </table:table-cell>
        </table:table-row>
        <table:table-row>
          <table:table-cell table:style-name="Table10.A2" table:number-rows-spanned="2" office:value-type="string">
            <text:p text:style-name="P60">2</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4">0<text:span text:style-name="T35">1</text:span>0</text:p>
          </table:table-cell>
          <table:table-cell table:style-name="Table10.A2" office:value-type="string">
            <text:p text:style-name="P58">00000</text:p>
          </table:table-cell>
          <table:table-cell table:style-name="Table10.G2" office:value-type="string">
            <text:p text:style-name="P58">192.168.12.<text:span text:style-name="T5">64</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95</text:span></text:p>
          </table:table-cell>
        </table:table-row>
        <table:table-row>
          <table:table-cell table:style-name="Table10.A2" table:number-rows-spanned="2" office:value-type="string">
            <text:p text:style-name="P60">3</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2">0<text:span text:style-name="T5">11</text:span></text:p>
          </table:table-cell>
          <table:table-cell table:style-name="Table10.A2" office:value-type="string">
            <text:p text:style-name="P58">00000</text:p>
          </table:table-cell>
          <table:table-cell table:style-name="Table10.G2" office:value-type="string">
            <text:p text:style-name="P58">192.168.12.<text:span text:style-name="T5">96</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127</text:span></text:p>
          </table:table-cell>
        </table:table-row>
        <table:table-row>
          <table:table-cell table:style-name="Table10.A2" table:number-rows-spanned="2" office:value-type="string">
            <text:p text:style-name="P60">4</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6">100</text:p>
          </table:table-cell>
          <table:table-cell table:style-name="Table10.A2" office:value-type="string">
            <text:p text:style-name="P58">00000</text:p>
          </table:table-cell>
          <table:table-cell table:style-name="Table10.G2" office:value-type="string">
            <text:p text:style-name="P58">192.168.12.<text:span text:style-name="T5">128</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159</text:span></text:p>
          </table:table-cell>
        </table:table-row>
        <table:table-row>
          <table:table-cell table:style-name="Table10.A2" table:number-rows-spanned="2" office:value-type="string">
            <text:p text:style-name="P60">5</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2"><text:span text:style-name="T5">1</text:span>0<text:span text:style-name="T5">1</text:span></text:p>
          </table:table-cell>
          <table:table-cell table:style-name="Table10.A2" office:value-type="string">
            <text:p text:style-name="P58">00000</text:p>
          </table:table-cell>
          <table:table-cell table:style-name="Table10.G2" office:value-type="string">
            <text:p text:style-name="P58">192.168.12.<text:span text:style-name="T5">160</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191</text:span></text:p>
          </table:table-cell>
        </table:table-row>
        <table:table-row>
          <table:table-cell table:style-name="Table10.A2" table:number-rows-spanned="2" office:value-type="string">
            <text:p text:style-name="P60">6</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6">110</text:p>
          </table:table-cell>
          <table:table-cell table:style-name="Table10.A2" office:value-type="string">
            <text:p text:style-name="P58">00000</text:p>
          </table:table-cell>
          <table:table-cell table:style-name="Table10.G2" office:value-type="string">
            <text:p text:style-name="P58">192.168.12.<text:span text:style-name="T5">192</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223</text:span></text:p>
          </table:table-cell>
        </table:table-row>
        <table:table-row>
          <table:table-cell table:style-name="Table10.A2" table:number-rows-spanned="2" office:value-type="string">
            <text:p text:style-name="P60">7</text:p>
          </table:table-cell>
          <table:table-cell table:style-name="Table10.A2" table:number-rows-spanned="2" office:value-type="string">
            <text:p text:style-name="P46">1100 0000</text:p>
          </table:table-cell>
          <table:table-cell table:style-name="Table10.A2" table:number-rows-spanned="2" office:value-type="string">
            <text:p text:style-name="P46">1010 1000</text:p>
          </table:table-cell>
          <table:table-cell table:style-name="Table10.A2" table:number-rows-spanned="2" office:value-type="string">
            <text:p text:style-name="P46">0000 <text:span text:style-name="T34">1100</text:span></text:p>
          </table:table-cell>
          <table:table-cell table:style-name="Table10.A2" table:number-rows-spanned="2" office:value-type="string">
            <text:p text:style-name="P76">111</text:p>
          </table:table-cell>
          <table:table-cell table:style-name="Table10.A2" office:value-type="string">
            <text:p text:style-name="P58">00000</text:p>
          </table:table-cell>
          <table:table-cell table:style-name="Table10.G2" office:value-type="string">
            <text:p text:style-name="P58">192.168.12.<text:span text:style-name="T5">224</text:span></text:p>
          </table:table-cell>
        </table:table-row>
        <table:table-row>
          <table:covered-table-cell/>
          <table:covered-table-cell/>
          <table:covered-table-cell/>
          <table:covered-table-cell/>
          <table:covered-table-cell/>
          <table:table-cell table:style-name="Table10.A2" office:value-type="string">
            <text:p text:style-name="P58">11111</text:p>
          </table:table-cell>
          <table:table-cell table:style-name="Table10.G2" office:value-type="string">
            <text:p text:style-name="P58">192.168.12.<text:span text:style-name="T5">255</text:span></text:p>
          </table:table-cell>
        </table:table-row>
      </table:table>
      <text:p text:style-name="P14"/>
      <text:p text:style-name="P9">Πως τα γράψαμε; Θυμηθείτε στις τρεις πρώτες οκτάδες δεν υπάρχει καμιά αλλαγή: ανήκουν εξ’ολοκλήρου στο δίκτυο. Στη τέταρτη οκτάδα ωστόσο, τα τρία πρώτα <text:span text:style-name="T1">bit </text:span>δείχνουν το δίκτυο και τα άλλα πέντε τον υπολογιστή. Οπότε για κάθε ένα από τους 8 συνδυασμούς των τριών πρώτων ψηφίων τα άλλα πέντε μπορούν να πάρουν όλες τις τιμές από 00000 μέχρι 11111.</text:p>
      <text:p text:style-name="P9"/>
      <text:p text:style-name="P11">Σε όλα αυτά τα υποδίκτυα, η πρώτη διεύθυνση που βρίσκουμε είναι η διεύθυνση δικτύου και η τελευταία η διεύθυνση εκπομπής! <text:span text:style-name="T14">Μπορείτε αν θέλετε να το επαληθεύσετε με τη βοήθεια της μάσκας υποδικτύου.</text:span></text:p>
      <text:p text:style-name="P10"><text:span text:style-name="T13"/></text:p>
      <text:p text:style-name="P10"><text:span text:style-name="T13">Έτσι μπορούμε να δώσουμε τον παρακάτω πίνακα απαντήσεων:</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68">Α/Α</text:p>
          </table:table-cell>
          <table:table-cell table:style-name="Table11.A1" office:value-type="string">
            <text:p text:style-name="P68">Διεύθυνση Δικτύου</text:p>
          </table:table-cell>
          <table:table-cell table:style-name="Table11.A1" office:value-type="string">
            <text:p text:style-name="P68">Διεύθυνση Εκπομπής</text:p>
          </table:table-cell>
          <table:table-cell table:style-name="Table11.A1" office:value-type="string">
            <text:p text:style-name="P27">IP <text:span text:style-name="T6">Από – Έως</text:span></text:p>
          </table:table-cell>
          <table:table-cell table:style-name="Table11.E1" office:value-type="string">
            <text:p text:style-name="P68">Πλήθος υπολογιστών</text:p>
          </table:table-cell>
        </table:table-row>
        <table:table-row>
          <table:table-cell table:style-name="Table11.A2" office:value-type="string">
            <text:p text:style-name="P71">0</text:p>
          </table:table-cell>
          <table:table-cell table:style-name="Table11.A2" office:value-type="string">
            <text:p text:style-name="P71">192.168.12.0</text:p>
          </table:table-cell>
          <table:table-cell table:style-name="Table11.A2" office:value-type="string">
            <text:p text:style-name="P71">192.168.12.31</text:p>
          </table:table-cell>
          <table:table-cell table:style-name="Table11.A2" office:value-type="string">
            <text:p text:style-name="P42">192.168.12.1 <text:s/>192.168.12.30</text:p>
          </table:table-cell>
          <table:table-cell table:style-name="Table11.E2" office:value-type="string">
            <text:p text:style-name="P71">30</text:p>
          </table:table-cell>
        </table:table-row>
        <table:table-row>
          <table:table-cell table:style-name="Table11.A2" office:value-type="string">
            <text:p text:style-name="P71">1</text:p>
          </table:table-cell>
          <table:table-cell table:style-name="Table11.A2" office:value-type="string">
            <text:p text:style-name="P71">192.168.12.32</text:p>
          </table:table-cell>
          <table:table-cell table:style-name="Table11.A2" office:value-type="string">
            <text:p text:style-name="P71">192.168.12.63</text:p>
          </table:table-cell>
          <table:table-cell table:style-name="Table11.A2" office:value-type="string">
            <text:p text:style-name="P42">192.168.12.33</text:p>
            <text:p text:style-name="P42">192.168.12.62</text:p>
          </table:table-cell>
          <table:table-cell table:style-name="Table11.E2" office:value-type="string">
            <text:p text:style-name="P71">30</text:p>
          </table:table-cell>
        </table:table-row>
        <table:table-row>
          <table:table-cell table:style-name="Table11.A2" office:value-type="string">
            <text:p text:style-name="P71">2</text:p>
          </table:table-cell>
          <table:table-cell table:style-name="Table11.A2" office:value-type="string">
            <text:p text:style-name="P71">192.168.12.64</text:p>
          </table:table-cell>
          <table:table-cell table:style-name="Table11.A2" office:value-type="string">
            <text:p text:style-name="P71">192.168.12.95</text:p>
          </table:table-cell>
          <table:table-cell table:style-name="Table11.A2" office:value-type="string">
            <text:p text:style-name="P42">192.168.12.65</text:p>
            <text:p text:style-name="P42">192.168.12.94</text:p>
          </table:table-cell>
          <table:table-cell table:style-name="Table11.E2" office:value-type="string">
            <text:p text:style-name="P71">30</text:p>
          </table:table-cell>
        </table:table-row>
        <table:table-row>
          <table:table-cell table:style-name="Table11.A2" office:value-type="string">
            <text:p text:style-name="P71">3</text:p>
          </table:table-cell>
          <table:table-cell table:style-name="Table11.A2" office:value-type="string">
            <text:p text:style-name="P71">192.168.12.96</text:p>
          </table:table-cell>
          <table:table-cell table:style-name="Table11.A2" office:value-type="string">
            <text:p text:style-name="P71">192.168.12.127</text:p>
          </table:table-cell>
          <table:table-cell table:style-name="Table11.A2" office:value-type="string">
            <text:p text:style-name="P42">192.168.12.97</text:p>
            <text:p text:style-name="P42">192.168.12.126</text:p>
          </table:table-cell>
          <table:table-cell table:style-name="Table11.E2" office:value-type="string">
            <text:p text:style-name="P71">30</text:p>
          </table:table-cell>
        </table:table-row>
        <table:table-row>
          <table:table-cell table:style-name="Table11.A2" office:value-type="string">
            <text:p text:style-name="P71">4</text:p>
          </table:table-cell>
          <table:table-cell table:style-name="Table11.A2" office:value-type="string">
            <text:p text:style-name="P71">192.168.12.128</text:p>
          </table:table-cell>
          <table:table-cell table:style-name="Table11.A2" office:value-type="string">
            <text:p text:style-name="P71">192.168.12.159</text:p>
          </table:table-cell>
          <table:table-cell table:style-name="Table11.A2" office:value-type="string">
            <text:p text:style-name="P42">192.168.12.129</text:p>
            <text:p text:style-name="P42">192.168.12.158</text:p>
          </table:table-cell>
          <table:table-cell table:style-name="Table11.E2" office:value-type="string">
            <text:p text:style-name="P71">30</text:p>
          </table:table-cell>
        </table:table-row>
        <table:table-row>
          <table:table-cell table:style-name="Table11.A2" office:value-type="string">
            <text:p text:style-name="P71">5</text:p>
          </table:table-cell>
          <table:table-cell table:style-name="Table11.A2" office:value-type="string">
            <text:p text:style-name="P71">192.168.12.160</text:p>
          </table:table-cell>
          <table:table-cell table:style-name="Table11.A2" office:value-type="string">
            <text:p text:style-name="P71">192.168.12.191</text:p>
          </table:table-cell>
          <table:table-cell table:style-name="Table11.A2" office:value-type="string">
            <text:p text:style-name="P42">192.168.12.161</text:p>
            <text:p text:style-name="P42">192.168.12.190</text:p>
          </table:table-cell>
          <table:table-cell table:style-name="Table11.E2" office:value-type="string">
            <text:p text:style-name="P71">30</text:p>
          </table:table-cell>
        </table:table-row>
        <table:table-row>
          <table:table-cell table:style-name="Table11.A2" office:value-type="string">
            <text:p text:style-name="P71">6</text:p>
          </table:table-cell>
          <table:table-cell table:style-name="Table11.A2" office:value-type="string">
            <text:p text:style-name="P71">192.168.12.192</text:p>
          </table:table-cell>
          <table:table-cell table:style-name="Table11.A2" office:value-type="string">
            <text:p text:style-name="P71">192.168.12.223</text:p>
          </table:table-cell>
          <table:table-cell table:style-name="Table11.A2" office:value-type="string">
            <text:p text:style-name="P42">192.168.12.193</text:p>
            <text:p text:style-name="P42">192.168.12.222</text:p>
          </table:table-cell>
          <table:table-cell table:style-name="Table11.E2" office:value-type="string">
            <text:p text:style-name="P71">30</text:p>
          </table:table-cell>
        </table:table-row>
        <table:table-row>
          <table:table-cell table:style-name="Table11.A2" office:value-type="string">
            <text:p text:style-name="P71">7</text:p>
          </table:table-cell>
          <table:table-cell table:style-name="Table11.A2" office:value-type="string">
            <text:p text:style-name="P71">192.168.12.224</text:p>
          </table:table-cell>
          <table:table-cell table:style-name="Table11.A2" office:value-type="string">
            <text:p text:style-name="P71">192.168.12.255</text:p>
          </table:table-cell>
          <table:table-cell table:style-name="Table11.A2" office:value-type="string">
            <text:p text:style-name="P42">192.168.12.225</text:p>
            <text:p text:style-name="P42">192.168.12.254</text:p>
          </table:table-cell>
          <table:table-cell table:style-name="Table11.E2" office:value-type="string">
            <text:p text:style-name="P71">30</text:p>
          </table:table-cell>
        </table:table-row>
      </table:table>
      <text:p text:style-name="P10"><text:span text:style-name="T13"/></text:p>
      <text:p text:style-name="P12"><text:span text:style-name="T13">Καθώς σε κάθε υποδίκτυο χάνουμε δύο διευθύνσεις (μια για διεύθυνση δικτύου και μια για εκπομπής) αντί να έχουμε συνολικά 254 υπολογιστές (όπως θα είχε ένα δίκτυο κλάσης </text:span><text:span text:style-name="T3">C) </text:span><text:span text:style-name="T13">έχουμε 30 Χ 8 = 240 υπολογιστές. Η απώλεια αυτή είναι μικρή σε σχέση με τα πλεονεκτήματα που μας προσφέρει η υποδικτύωση.</text:span></text:p>
      <text:h text:style-name="Heading_20_2" text:outline-level="2">Παράδειγμα 2</text:h>
      <text:p text:style-name="P106">Ενώ στο πρώτο παράδειγμα μας ζήτησαν συγκεκριμένο αριθμό δικτύων, σε άλλη περίπτωση μπορεί να μας ζητήσουν να φτιάξουμε υποδίκτυα με συγκεκριμένο αριθμό μηχανημάτων. Για παράδειγμα:</text:p>
      <text:p text:style-name="P106">Δίνεται η διεύθυνση δικτύου 192.168.14.0 <text:span text:style-name="T6">με μάσκα 255.255.255.0 (δηλ /24). Να χωριστεί σε υποδίκτυα ώστε το καθένα από αυτά να έχει τουλάχιστον 14 μηχανήματα. </text:span></text:p>
      <text:p text:style-name="P86"><text:span text:style-name="T6">Απάντηση</text:span></text:p>
      <text:p text:style-name="P91"><text:span text:style-name="T6">Σκεφτόμαστε με τον ίδιο τρόπο όπως προηγουμένως, μόνο που τώρα υπολογίζουμε πόσα </text:span><text:span text:style-name="T1">bit </text:span><text:span text:style-name="T6">χρειαζόμαστε για τα μηχανήματα. Τα υπόλοιπα </text:span><text:span text:style-name="T1">bit </text:span><text:span text:style-name="T6">θα τα διαθέσουμε στο τμήμα δικτύου.</text:span></text:p>
      <text:p text:style-name="P91"><text:span text:style-name="T6">Για 14 μηχανήματα, χρειαζόμαστε 4 ψηφία, γιατί 2</text:span><text:span text:style-name="T26">4</text:span><text:span text:style-name="T29">=16. Τα 3 ψηφία δεν αρκούν (2</text:span><text:span text:style-name="T26">3</text:span><text:span text:style-name="T29">=8). Παρατηρήστε ότι με 4 ψηφία θα έχουμε </text:span><text:span text:style-name="T30">ακριβώς 14 μηχανήματα, γιατί χάνουμε δύο διευθύνσεις σε </text:span><text:span text:style-name="T31">ανά υποδίκτυο</text:span><text:span text:style-name="T30"> (δικτύου και εκπομπής).</text:span><text:span text:style-name="T29"> </text:span></text:p>
      <text:p text:style-name="P91"><text:span text:style-name="T29">Εδώ λοιπόν θα κρατήσουμε τα 4 τελευταία ψηφία της 4ης οκτάδας για το τμήμα υπολογιστή και θα δώσουμε</text:span><text:span text:style-name="T30"> </text:span><text:span text:style-name="T29">τα άλλα 4 στο τμήμα υπολογιστή. </text:span></text:p>
      <text:p text:style-name="P91"><text:span text:style-name="T29">Θα έχουμε λοιπόν συνολικά 16 υποδίκτυα, με 14 μηχανήματα στο καθένα.</text:span></text:p>
      <text:p text:style-name="P91"><text:span text:style-name="T29">Θα υπολογίσουμε αρχικά τη μάσκα δικτύου:</text:span></text:p>
      <text:p text:style-name="P91"><text:span text:style-name="T29"/></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office:value-type="string">
            <text:p text:style-name="P41">Διεύθυνση Δικτύου:</text:p>
          </table:table-cell>
          <table:table-cell table:style-name="Table12.A1" office:value-type="string">
            <text:p text:style-name="P47">192.</text:p>
          </table:table-cell>
          <table:table-cell table:style-name="Table12.A1" office:value-type="string">
            <text:p text:style-name="P47">168.</text:p>
          </table:table-cell>
          <table:table-cell table:style-name="Table12.A1" office:value-type="string">
            <text:p text:style-name="P47"><text:span text:style-name="T34">14</text:span>.</text:p>
          </table:table-cell>
          <table:table-cell table:style-name="Table12.E1" office:value-type="string">
            <text:p text:style-name="P57">0</text:p>
          </table:table-cell>
        </table:table-row>
        <table:table-row>
          <table:table-cell table:style-name="Table12.A2" office:value-type="string">
            <text:p text:style-name="P26">IP <text:span text:style-name="T6">(Δυαδικό):</text:span></text:p>
          </table:table-cell>
          <table:table-cell table:style-name="Table12.A2" office:value-type="string">
            <text:p text:style-name="P47">1100 0000</text:p>
          </table:table-cell>
          <table:table-cell table:style-name="Table12.A2" office:value-type="string">
            <text:p text:style-name="P47">1010 1000</text:p>
          </table:table-cell>
          <table:table-cell table:style-name="Table12.A2" office:value-type="string">
            <text:p text:style-name="P47">0000 <text:span text:style-name="T34">1110</text:span></text:p>
          </table:table-cell>
          <table:table-cell table:style-name="Table12.E2" office:value-type="string">
            <text:p text:style-name="P54">0<text:span text:style-name="T34">000 0000</text:span></text:p>
          </table:table-cell>
        </table:table-row>
        <table:table-row>
          <table:table-cell table:style-name="Table12.A2" office:value-type="string">
            <text:p text:style-name="P34">Μάσκα (Δυαδικό):</text:p>
          </table:table-cell>
          <table:table-cell table:style-name="Table12.A2" office:value-type="string">
            <text:p text:style-name="P47">1111 1111</text:p>
          </table:table-cell>
          <table:table-cell table:style-name="Table12.A2" office:value-type="string">
            <text:p text:style-name="P47">1111 1111</text:p>
          </table:table-cell>
          <table:table-cell table:style-name="Table12.A2" office:value-type="string">
            <text:p text:style-name="P47">1111 1111</text:p>
          </table:table-cell>
          <table:table-cell table:style-name="Table12.E2" office:value-type="string">
            <text:p text:style-name="P47"><text:span text:style-name="T20">111</text:span><text:span text:style-name="T21">1</text:span> 0000</text:p>
          </table:table-cell>
        </table:table-row>
        <table:table-row>
          <table:table-cell table:style-name="Table12.A2" office:value-type="string">
            <text:p text:style-name="P41">Μάσκα (Δεκαδικό):</text:p>
          </table:table-cell>
          <table:table-cell table:style-name="Table12.A2" office:value-type="string">
            <text:p text:style-name="P57">255.</text:p>
          </table:table-cell>
          <table:table-cell table:style-name="Table12.A2" office:value-type="string">
            <text:p text:style-name="P57">255.</text:p>
          </table:table-cell>
          <table:table-cell table:style-name="Table12.A2" office:value-type="string">
            <text:p text:style-name="P57">255.</text:p>
          </table:table-cell>
          <table:table-cell table:style-name="Table12.E2" office:value-type="string">
            <text:p text:style-name="P57">2<text:span text:style-name="T36">40</text:span></text:p>
          </table:table-cell>
        </table:table-row>
      </table:table>
      <text:p text:style-name="P15"/>
      <text:p text:style-name="P16"/>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column table:style-name="Table13.G"/>
        <table:table-row>
          <table:table-cell table:style-name="Table13.A1" office:value-type="string">
            <text:p text:style-name="P67">Α/Α</text:p>
          </table:table-cell>
          <table:table-cell table:style-name="Table13.A1" office:value-type="string">
            <text:p text:style-name="P67">1η οκτάδα</text:p>
          </table:table-cell>
          <table:table-cell table:style-name="Table13.A1" office:value-type="string">
            <text:p text:style-name="P67">2η οκτάδα</text:p>
          </table:table-cell>
          <table:table-cell table:style-name="Table13.A1" office:value-type="string">
            <text:p text:style-name="P67">3η οκτάδα</text:p>
          </table:table-cell>
          <table:table-cell table:style-name="Table13.A1" table:number-columns-spanned="2" office:value-type="string">
            <text:p text:style-name="P67">4η οκτάδα</text:p>
          </table:table-cell>
          <table:covered-table-cell/>
          <table:table-cell table:style-name="Table13.G1" office:value-type="string">
            <text:p text:style-name="P67">Διευθύνσεις (από / <text:span text:style-name="T35">έως</text:span>)</text:p>
          </table:table-cell>
        </table:table-row>
        <table:table-row>
          <table:table-cell table:style-name="Table13.A2" table:number-rows-spanned="2" office:value-type="string">
            <text:p text:style-name="P59">0</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3">000<text:span text:style-name="T37">0</text:span></text:p>
          </table:table-cell>
          <table:table-cell table:style-name="Table13.A2" office:value-type="string">
            <text:p text:style-name="P59">0000</text:p>
          </table:table-cell>
          <table:table-cell table:style-name="Table13.G2" office:value-type="string">
            <text:p text:style-name="P59">192.168.1<text:span text:style-name="T39">4</text:span>.0</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37">15</text:span></text:p>
          </table:table-cell>
        </table:table-row>
        <table:table-row>
          <table:table-cell table:style-name="Table13.A2" table:number-rows-spanned="2" office:value-type="string">
            <text:p text:style-name="P61">1</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3">00<text:span text:style-name="T10">01</text:span></text:p>
          </table:table-cell>
          <table:table-cell table:style-name="Table13.A2" office:value-type="string">
            <text:p text:style-name="P59">0000</text:p>
          </table:table-cell>
          <table:table-cell table:style-name="Table13.G2" office:value-type="string">
            <text:p text:style-name="P59">192.168.1<text:span text:style-name="T39">4</text:span>.<text:span text:style-name="T10">16</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31</text:span></text:p>
          </table:table-cell>
        </table:table-row>
        <table:table-row>
          <table:table-cell table:style-name="Table13.A2" table:number-rows-spanned="2" office:value-type="string">
            <text:p text:style-name="P61">2</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5">0<text:span text:style-name="T10">010</text:span></text:p>
          </table:table-cell>
          <table:table-cell table:style-name="Table13.A2" office:value-type="string">
            <text:p text:style-name="P59">0000</text:p>
          </table:table-cell>
          <table:table-cell table:style-name="Table13.G2" office:value-type="string">
            <text:p text:style-name="P59">192.168.1<text:span text:style-name="T39">4</text:span>.<text:span text:style-name="T37">32</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47</text:span></text:p>
          </table:table-cell>
        </table:table-row>
        <table:table-row>
          <table:table-cell table:style-name="Table13.A2" table:number-rows-spanned="2" office:value-type="string">
            <text:p text:style-name="P61">3</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3">0<text:span text:style-name="T10">011</text:span></text:p>
          </table:table-cell>
          <table:table-cell table:style-name="Table13.A2" office:value-type="string">
            <text:p text:style-name="P59">0000</text:p>
          </table:table-cell>
          <table:table-cell table:style-name="Table13.G2" office:value-type="string">
            <text:p text:style-name="P59">192.168.1<text:span text:style-name="T39">4</text:span>.<text:span text:style-name="T10">48</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63</text:span></text:p>
          </table:table-cell>
        </table:table-row>
        <table:table-row>
          <table:table-cell table:style-name="Table13.A2" table:number-rows-spanned="2" office:value-type="string">
            <text:p text:style-name="P61">4</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8">0100</text:p>
          </table:table-cell>
          <table:table-cell table:style-name="Table13.A2" office:value-type="string">
            <text:p text:style-name="P59">0000</text:p>
          </table:table-cell>
          <table:table-cell table:style-name="Table13.G2" office:value-type="string">
            <text:p text:style-name="P59">192.168.1<text:span text:style-name="T39">4</text:span>.<text:span text:style-name="T10">64</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79</text:span></text:p>
          </table:table-cell>
        </table:table-row>
        <table:table-row>
          <table:table-cell table:style-name="Table13.A2" table:number-rows-spanned="2" office:value-type="string">
            <text:p text:style-name="P61">5</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3"><text:span text:style-name="T10">0</text:span><text:span text:style-name="T5">1</text:span>0<text:span text:style-name="T5">1</text:span></text:p>
          </table:table-cell>
          <table:table-cell table:style-name="Table13.A2" office:value-type="string">
            <text:p text:style-name="P59">0000</text:p>
          </table:table-cell>
          <table:table-cell table:style-name="Table13.G2" office:value-type="string">
            <text:p text:style-name="P59">192.168.1<text:span text:style-name="T39">4</text:span>.<text:span text:style-name="T10">80</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95</text:span></text:p>
          </table:table-cell>
        </table:table-row>
        <table:table-row>
          <table:table-cell table:style-name="Table13.A2" table:number-rows-spanned="2" office:value-type="string">
            <text:p text:style-name="P61">6</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7"><text:span text:style-name="T10">0</text:span>110</text:p>
          </table:table-cell>
          <table:table-cell table:style-name="Table13.A2" office:value-type="string">
            <text:p text:style-name="P59">0000</text:p>
          </table:table-cell>
          <table:table-cell table:style-name="Table13.G2" office:value-type="string">
            <text:p text:style-name="P59">192.168.1<text:span text:style-name="T39">4</text:span>.<text:span text:style-name="T10">96</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111</text:span></text:p>
          </table:table-cell>
        </table:table-row>
        <table:table-row>
          <table:table-cell table:style-name="Table13.A2" table:number-rows-spanned="2" office:value-type="string">
            <text:p text:style-name="P61">7</text:p>
          </table:table-cell>
          <table:table-cell table:style-name="Table13.A2" table:number-rows-spanned="2" office:value-type="string">
            <text:p text:style-name="P48">1100 0000</text:p>
          </table:table-cell>
          <table:table-cell table:style-name="Table13.A2" table:number-rows-spanned="2" office:value-type="string">
            <text:p text:style-name="P48">1010 1000</text:p>
          </table:table-cell>
          <table:table-cell table:style-name="Table13.A2" table:number-rows-spanned="2" office:value-type="string">
            <text:p text:style-name="P48">0000 <text:span text:style-name="T34">1110</text:span></text:p>
          </table:table-cell>
          <table:table-cell table:style-name="Table13.A2" table:number-rows-spanned="2" office:value-type="string">
            <text:p text:style-name="P77"><text:span text:style-name="T10">0</text:span>111</text:p>
          </table:table-cell>
          <table:table-cell table:style-name="Table13.A2" office:value-type="string">
            <text:p text:style-name="P59">0000</text:p>
          </table:table-cell>
          <table:table-cell table:style-name="Table13.G2" office:value-type="string">
            <text:p text:style-name="P59">192.168.1<text:span text:style-name="T39">4</text:span>.<text:span text:style-name="T10">112</text:span></text:p>
          </table:table-cell>
        </table:table-row>
        <table:table-row>
          <table:covered-table-cell/>
          <table:covered-table-cell/>
          <table:covered-table-cell/>
          <table:covered-table-cell/>
          <table:covered-table-cell/>
          <table:table-cell table:style-name="Table13.A2" office:value-type="string">
            <text:p text:style-name="P59">1111</text:p>
          </table:table-cell>
          <table:table-cell table:style-name="Table13.G2" office:value-type="string">
            <text:p text:style-name="P59">192.168.1<text:span text:style-name="T39">4</text:span>.<text:span text:style-name="T10">127</text:span></text:p>
          </table:table-cell>
        </table:table-row>
        <table:table-row>
          <table:table-cell table:style-name="Table13.A2" office:value-type="string">
            <text:p text:style-name="P59">...</text:p>
          </table:table-cell>
          <table:table-cell table:style-name="Table13.G2" table:number-columns-spanned="6" office:value-type="string">
            <text:p text:style-name="P62">Και ακόμα 8 υποδίκτυα που δεν δείχνουμε για οικονομία χώρου (και χαρτιού)!</text:p>
          </table:table-cell>
          <table:covered-table-cell/>
          <table:covered-table-cell/>
          <table:covered-table-cell/>
          <table:covered-table-cell/>
          <table:covered-table-cell/>
        </table:table-row>
      </table:table>
      <text:p text:style-name="P16"/>
      <text:p text:style-name="P18">Όπως καταλαβαίνετε, σε καθένα από αυτά τα υποδίκτυα η πρώτη διεύθυνση είναι η <text:span text:style-name="T12">διεύθυνση δικτύου και η τελευταία η διεύθυνση εκπομπής. </text:span><text:span text:style-name="T15">Το κάθε υποδίκτυο συνδέει ακριβώς 14 υπολογιστές. </text:span><text:span text:style-name="T16">Συνολικά έχουμε 16 Χ 14 = 224 υπολογιστές αντί για 254.</text:span></text:p>
      <text:p text:style-name="P17"><text:span text:style-name="T12"/></text:p>
      <text:p text:style-name="P20">Μπορείτε να δείτε πάντα σε ένα αντίστοιχο <text:span text:style-name="T1">web calculator </text:span><text:span text:style-name="T6">αν έχετε κάνει τους σωστούς υπολογισμούς:</text:span></text:p>
      <text:p text:style-name="P19"><text:span text:style-name="T6"/></text:p>
      <text:p text:style-name="P21"><text:a xlink:type="simple" xlink:href="http://jodies.de/ipcalc" text:style-name="Internet_20_link" text:visited-style-name="Visited_20_Internet_20_Link">http://jodies.de/ipcalc</text:a><text:span text:style-name="T6"> </text:span></text:p>
      <text:p text:style-name="P21"><text:span text:style-name="T6"/></text:p>
      <text:p text:style-name="P22"><text:span text:style-name="T6">Προσπαθήστε τώρα να λύσετε τη δραστηριότητα 3η του βιβλίου (σελ. 81) </text:span><text:span text:style-name="T8">χωρίς</text:span><text:span text:style-name="T6"> τη βοήθεια του </text:span><text:span text:style-name="T1">site :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9:16:58.331000000</meta:creation-date>
    <dc:date>2016-11-20T22:38:37.410000000</dc:date>
    <meta:editing-duration>PT1H28M1S</meta:editing-duration>
    <meta:editing-cycles>15</meta:editing-cycles>
    <meta:generator>LibreOffice/5.2.3.3$Windows_x86 LibreOffice_project/d54a8868f08a7b39642414cf2c8ef2f228f780cf</meta:generator>
    <meta:document-statistic meta:table-count="13" meta:image-count="0" meta:object-count="0" meta:page-count="7" meta:paragraph-count="429" meta:word-count="2074" meta:character-count="12702" meta:non-whitespace-character-count="11055"/>
  </office:meta>
</office:document-meta>
</file>